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sl</text:p>
          </table:table-cell>
          <table:table-cell office:value-type="string" calcext:value-type="string">
            <text:p>cw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pw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cw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pw</text:p>
          </table:table-cell>
          <table:table-cell office:value-type="string" calcext:value-type="string">
            <text:p>class</text:p>
          </table:table-cell>
        </table:table-row>
        <table:table-row table:style-name="ro1">
          <table:table-cell office:value-type="float" office:value="5.1" calcext:value-type="float">
            <text:p>5.1</text:p>
          </table:table-cell>
          <table:table-cell office:value-type="float" office:value="3.5" calcext:value-type="float">
            <text:p>3.5</text:p>
          </table:table-cell>
          <table:table-cell office:value-type="float" office:value="1.4" calcext:value-type="float">
            <text:p>1.4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Iris-setosa</text:p>
          </table:table-cell>
          <table:table-cell table:formula="of:=[.A2]/[.A$152]" office:value-type="float" office:value="0.645569620253164" calcext:value-type="float">
            <text:p>0.6455696203</text:p>
          </table:table-cell>
          <table:table-cell table:formula="of:=[.B2]/[.B$152]" office:value-type="float" office:value="0.795454545454545" calcext:value-type="float">
            <text:p>0.7954545455</text:p>
          </table:table-cell>
          <table:table-cell table:formula="of:=[.C2]/[.C$152]" office:value-type="float" office:value="0.202898550724638" calcext:value-type="float">
            <text:p>0.2028985507</text:p>
          </table:table-cell>
          <table:table-cell table:formula="of:=[.D2]/[.D$152]" office:value-type="float" office:value="0.08" calcext:value-type="float">
            <text:p>0.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.9" calcext:value-type="float">
            <text:p>4.9</text:p>
          </table:table-cell>
          <table:table-cell office:value-type="float" office:value="3" calcext:value-type="float">
            <text:p>3</text:p>
          </table:table-cell>
          <table:table-cell office:value-type="float" office:value="1.4" calcext:value-type="float">
            <text:p>1.4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Iris-setosa</text:p>
          </table:table-cell>
          <table:table-cell table:formula="of:=[.A3]/[.A$152]" office:value-type="float" office:value="0.620253164556962" calcext:value-type="float">
            <text:p>0.6202531646</text:p>
          </table:table-cell>
          <table:table-cell table:formula="of:=[.B3]/[.B$152]" office:value-type="float" office:value="0.681818181818182" calcext:value-type="float">
            <text:p>0.6818181818</text:p>
          </table:table-cell>
          <table:table-cell table:formula="of:=[.C3]/[.C$152]" office:value-type="float" office:value="0.202898550724638" calcext:value-type="float">
            <text:p>0.2028985507</text:p>
          </table:table-cell>
          <table:table-cell table:formula="of:=[.D3]/[.D$152]" office:value-type="float" office:value="0.08" calcext:value-type="float">
            <text:p>0.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.7" calcext:value-type="float">
            <text:p>4.7</text:p>
          </table:table-cell>
          <table:table-cell office:value-type="float" office:value="3.2" calcext:value-type="float">
            <text:p>3.2</text:p>
          </table:table-cell>
          <table:table-cell office:value-type="float" office:value="1.3" calcext:value-type="float">
            <text:p>1.3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Iris-setosa</text:p>
          </table:table-cell>
          <table:table-cell table:formula="of:=[.A4]/[.A$152]" office:value-type="float" office:value="0.594936708860759" calcext:value-type="float">
            <text:p>0.5949367089</text:p>
          </table:table-cell>
          <table:table-cell table:formula="of:=[.B4]/[.B$152]" office:value-type="float" office:value="0.727272727272727" calcext:value-type="float">
            <text:p>0.7272727273</text:p>
          </table:table-cell>
          <table:table-cell table:formula="of:=[.C4]/[.C$152]" office:value-type="float" office:value="0.188405797101449" calcext:value-type="float">
            <text:p>0.1884057971</text:p>
          </table:table-cell>
          <table:table-cell table:formula="of:=[.D4]/[.D$152]" office:value-type="float" office:value="0.08" calcext:value-type="float">
            <text:p>0.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3.1" calcext:value-type="float">
            <text:p>3.1</text:p>
          </table:table-cell>
          <table:table-cell office:value-type="float" office:value="1.5" calcext:value-type="float">
            <text:p>1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Iris-setosa</text:p>
          </table:table-cell>
          <table:table-cell table:formula="of:=[.A5]/[.A$152]" office:value-type="float" office:value="0.582278481012658" calcext:value-type="float">
            <text:p>0.582278481</text:p>
          </table:table-cell>
          <table:table-cell table:formula="of:=[.B5]/[.B$152]" office:value-type="float" office:value="0.704545454545454" calcext:value-type="float">
            <text:p>0.7045454545</text:p>
          </table:table-cell>
          <table:table-cell table:formula="of:=[.C5]/[.C$152]" office:value-type="float" office:value="0.217391304347826" calcext:value-type="float">
            <text:p>0.2173913043</text:p>
          </table:table-cell>
          <table:table-cell table:formula="of:=[.D5]/[.D$152]" office:value-type="float" office:value="0.08" calcext:value-type="float">
            <text:p>0.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.6" calcext:value-type="float">
            <text:p>3.6</text:p>
          </table:table-cell>
          <table:table-cell office:value-type="float" office:value="1.4" calcext:value-type="float">
            <text:p>1.4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Iris-setosa</text:p>
          </table:table-cell>
          <table:table-cell table:formula="of:=[.A6]/[.A$152]" office:value-type="float" office:value="0.632911392405063" calcext:value-type="float">
            <text:p>0.6329113924</text:p>
          </table:table-cell>
          <table:table-cell table:formula="of:=[.B6]/[.B$152]" office:value-type="float" office:value="0.818181818181818" calcext:value-type="float">
            <text:p>0.8181818182</text:p>
          </table:table-cell>
          <table:table-cell table:formula="of:=[.C6]/[.C$152]" office:value-type="float" office:value="0.202898550724638" calcext:value-type="float">
            <text:p>0.2028985507</text:p>
          </table:table-cell>
          <table:table-cell table:formula="of:=[.D6]/[.D$152]" office:value-type="float" office:value="0.08" calcext:value-type="float">
            <text:p>0.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float" office:value="3.9" calcext:value-type="float">
            <text:p>3.9</text:p>
          </table:table-cell>
          <table:table-cell office:value-type="float" office:value="1.7" calcext:value-type="float">
            <text:p>1.7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Iris-setosa</text:p>
          </table:table-cell>
          <table:table-cell table:formula="of:=[.A7]/[.A$152]" office:value-type="float" office:value="0.683544303797468" calcext:value-type="float">
            <text:p>0.6835443038</text:p>
          </table:table-cell>
          <table:table-cell table:formula="of:=[.B7]/[.B$152]" office:value-type="float" office:value="0.886363636363636" calcext:value-type="float">
            <text:p>0.8863636364</text:p>
          </table:table-cell>
          <table:table-cell table:formula="of:=[.C7]/[.C$152]" office:value-type="float" office:value="0.246376811594203" calcext:value-type="float">
            <text:p>0.2463768116</text:p>
          </table:table-cell>
          <table:table-cell table:formula="of:=[.D7]/[.D$152]" office:value-type="float" office:value="0.16" calcext:value-type="float">
            <text:p>0.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3.4" calcext:value-type="float">
            <text:p>3.4</text:p>
          </table:table-cell>
          <table:table-cell office:value-type="float" office:value="1.4" calcext:value-type="float">
            <text:p>1.4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Iris-setosa</text:p>
          </table:table-cell>
          <table:table-cell table:formula="of:=[.A8]/[.A$152]" office:value-type="float" office:value="0.582278481012658" calcext:value-type="float">
            <text:p>0.582278481</text:p>
          </table:table-cell>
          <table:table-cell table:formula="of:=[.B8]/[.B$152]" office:value-type="float" office:value="0.772727272727273" calcext:value-type="float">
            <text:p>0.7727272727</text:p>
          </table:table-cell>
          <table:table-cell table:formula="of:=[.C8]/[.C$152]" office:value-type="float" office:value="0.202898550724638" calcext:value-type="float">
            <text:p>0.2028985507</text:p>
          </table:table-cell>
          <table:table-cell table:formula="of:=[.D8]/[.D$152]" office:value-type="float" office:value="0.12" calcext:value-type="float">
            <text:p>0.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.4" calcext:value-type="float">
            <text:p>3.4</text:p>
          </table:table-cell>
          <table:table-cell office:value-type="float" office:value="1.5" calcext:value-type="float">
            <text:p>1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Iris-setosa</text:p>
          </table:table-cell>
          <table:table-cell table:formula="of:=[.A9]/[.A$152]" office:value-type="float" office:value="0.632911392405063" calcext:value-type="float">
            <text:p>0.6329113924</text:p>
          </table:table-cell>
          <table:table-cell table:formula="of:=[.B9]/[.B$152]" office:value-type="float" office:value="0.772727272727273" calcext:value-type="float">
            <text:p>0.7727272727</text:p>
          </table:table-cell>
          <table:table-cell table:formula="of:=[.C9]/[.C$152]" office:value-type="float" office:value="0.217391304347826" calcext:value-type="float">
            <text:p>0.2173913043</text:p>
          </table:table-cell>
          <table:table-cell table:formula="of:=[.D9]/[.D$152]" office:value-type="float" office:value="0.08" calcext:value-type="float">
            <text:p>0.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float" office:value="2.9" calcext:value-type="float">
            <text:p>2.9</text:p>
          </table:table-cell>
          <table:table-cell office:value-type="float" office:value="1.4" calcext:value-type="float">
            <text:p>1.4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Iris-setosa</text:p>
          </table:table-cell>
          <table:table-cell table:formula="of:=[.A10]/[.A$152]" office:value-type="float" office:value="0.556962025316456" calcext:value-type="float">
            <text:p>0.5569620253</text:p>
          </table:table-cell>
          <table:table-cell table:formula="of:=[.B10]/[.B$152]" office:value-type="float" office:value="0.659090909090909" calcext:value-type="float">
            <text:p>0.6590909091</text:p>
          </table:table-cell>
          <table:table-cell table:formula="of:=[.C10]/[.C$152]" office:value-type="float" office:value="0.202898550724638" calcext:value-type="float">
            <text:p>0.2028985507</text:p>
          </table:table-cell>
          <table:table-cell table:formula="of:=[.D10]/[.D$152]" office:value-type="float" office:value="0.08" calcext:value-type="float">
            <text:p>0.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.9" calcext:value-type="float">
            <text:p>4.9</text:p>
          </table:table-cell>
          <table:table-cell office:value-type="float" office:value="3.1" calcext:value-type="float">
            <text:p>3.1</text:p>
          </table:table-cell>
          <table:table-cell office:value-type="float" office:value="1.5" calcext:value-type="float">
            <text:p>1.5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Iris-setosa</text:p>
          </table:table-cell>
          <table:table-cell table:formula="of:=[.A11]/[.A$152]" office:value-type="float" office:value="0.620253164556962" calcext:value-type="float">
            <text:p>0.6202531646</text:p>
          </table:table-cell>
          <table:table-cell table:formula="of:=[.B11]/[.B$152]" office:value-type="float" office:value="0.704545454545454" calcext:value-type="float">
            <text:p>0.7045454545</text:p>
          </table:table-cell>
          <table:table-cell table:formula="of:=[.C11]/[.C$152]" office:value-type="float" office:value="0.217391304347826" calcext:value-type="float">
            <text:p>0.2173913043</text:p>
          </table:table-cell>
          <table:table-cell table:formula="of:=[.D11]/[.D$152]" office:value-type="float" office:value="0.04" calcext:value-type="float">
            <text:p>0.0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float" office:value="3.7" calcext:value-type="float">
            <text:p>3.7</text:p>
          </table:table-cell>
          <table:table-cell office:value-type="float" office:value="1.5" calcext:value-type="float">
            <text:p>1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Iris-setosa</text:p>
          </table:table-cell>
          <table:table-cell table:formula="of:=[.A12]/[.A$152]" office:value-type="float" office:value="0.683544303797468" calcext:value-type="float">
            <text:p>0.6835443038</text:p>
          </table:table-cell>
          <table:table-cell table:formula="of:=[.B12]/[.B$152]" office:value-type="float" office:value="0.840909090909091" calcext:value-type="float">
            <text:p>0.8409090909</text:p>
          </table:table-cell>
          <table:table-cell table:formula="of:=[.C12]/[.C$152]" office:value-type="float" office:value="0.217391304347826" calcext:value-type="float">
            <text:p>0.2173913043</text:p>
          </table:table-cell>
          <table:table-cell table:formula="of:=[.D12]/[.D$152]" office:value-type="float" office:value="0.08" calcext:value-type="float">
            <text:p>0.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.8" calcext:value-type="float">
            <text:p>4.8</text:p>
          </table:table-cell>
          <table:table-cell office:value-type="float" office:value="3.4" calcext:value-type="float">
            <text:p>3.4</text:p>
          </table:table-cell>
          <table:table-cell office:value-type="float" office:value="1.6" calcext:value-type="float">
            <text:p>1.6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Iris-setosa</text:p>
          </table:table-cell>
          <table:table-cell table:formula="of:=[.A13]/[.A$152]" office:value-type="float" office:value="0.607594936708861" calcext:value-type="float">
            <text:p>0.6075949367</text:p>
          </table:table-cell>
          <table:table-cell table:formula="of:=[.B13]/[.B$152]" office:value-type="float" office:value="0.772727272727273" calcext:value-type="float">
            <text:p>0.7727272727</text:p>
          </table:table-cell>
          <table:table-cell table:formula="of:=[.C13]/[.C$152]" office:value-type="float" office:value="0.231884057971014" calcext:value-type="float">
            <text:p>0.231884058</text:p>
          </table:table-cell>
          <table:table-cell table:formula="of:=[.D13]/[.D$152]" office:value-type="float" office:value="0.08" calcext:value-type="float">
            <text:p>0.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.8" calcext:value-type="float">
            <text:p>4.8</text:p>
          </table:table-cell>
          <table:table-cell office:value-type="float" office:value="3" calcext:value-type="float">
            <text:p>3</text:p>
          </table:table-cell>
          <table:table-cell office:value-type="float" office:value="1.4" calcext:value-type="float">
            <text:p>1.4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Iris-setosa</text:p>
          </table:table-cell>
          <table:table-cell table:formula="of:=[.A14]/[.A$152]" office:value-type="float" office:value="0.607594936708861" calcext:value-type="float">
            <text:p>0.6075949367</text:p>
          </table:table-cell>
          <table:table-cell table:formula="of:=[.B14]/[.B$152]" office:value-type="float" office:value="0.681818181818182" calcext:value-type="float">
            <text:p>0.6818181818</text:p>
          </table:table-cell>
          <table:table-cell table:formula="of:=[.C14]/[.C$152]" office:value-type="float" office:value="0.202898550724638" calcext:value-type="float">
            <text:p>0.2028985507</text:p>
          </table:table-cell>
          <table:table-cell table:formula="of:=[.D14]/[.D$152]" office:value-type="float" office:value="0.04" calcext:value-type="float">
            <text:p>0.0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float" office:value="3" calcext:value-type="float">
            <text:p>3</text:p>
          </table:table-cell>
          <table:table-cell office:value-type="float" office:value="1.1" calcext:value-type="float">
            <text:p>1.1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Iris-setosa</text:p>
          </table:table-cell>
          <table:table-cell table:formula="of:=[.A15]/[.A$152]" office:value-type="float" office:value="0.544303797468354" calcext:value-type="float">
            <text:p>0.5443037975</text:p>
          </table:table-cell>
          <table:table-cell table:formula="of:=[.B15]/[.B$152]" office:value-type="float" office:value="0.681818181818182" calcext:value-type="float">
            <text:p>0.6818181818</text:p>
          </table:table-cell>
          <table:table-cell table:formula="of:=[.C15]/[.C$152]" office:value-type="float" office:value="0.159420289855072" calcext:value-type="float">
            <text:p>0.1594202899</text:p>
          </table:table-cell>
          <table:table-cell table:formula="of:=[.D15]/[.D$152]" office:value-type="float" office:value="0.04" calcext:value-type="float">
            <text:p>0.0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.8" calcext:value-type="float">
            <text:p>5.8</text:p>
          </table:table-cell>
          <table:table-cell office:value-type="float" office:value="4" calcext:value-type="float">
            <text:p>4</text:p>
          </table:table-cell>
          <table:table-cell office:value-type="float" office:value="1.2" calcext:value-type="float">
            <text:p>1.2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Iris-setosa</text:p>
          </table:table-cell>
          <table:table-cell table:formula="of:=[.A16]/[.A$152]" office:value-type="float" office:value="0.734177215189873" calcext:value-type="float">
            <text:p>0.7341772152</text:p>
          </table:table-cell>
          <table:table-cell table:formula="of:=[.B16]/[.B$152]" office:value-type="float" office:value="0.909090909090909" calcext:value-type="float">
            <text:p>0.9090909091</text:p>
          </table:table-cell>
          <table:table-cell table:formula="of:=[.C16]/[.C$152]" office:value-type="float" office:value="0.173913043478261" calcext:value-type="float">
            <text:p>0.1739130435</text:p>
          </table:table-cell>
          <table:table-cell table:formula="of:=[.D16]/[.D$152]" office:value-type="float" office:value="0.08" calcext:value-type="float">
            <text:p>0.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.7" calcext:value-type="float">
            <text:p>5.7</text:p>
          </table:table-cell>
          <table:table-cell office:value-type="float" office:value="4.4" calcext:value-type="float">
            <text:p>4.4</text:p>
          </table:table-cell>
          <table:table-cell office:value-type="float" office:value="1.5" calcext:value-type="float">
            <text:p>1.5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Iris-setosa</text:p>
          </table:table-cell>
          <table:table-cell table:formula="of:=[.A17]/[.A$152]" office:value-type="float" office:value="0.721518987341772" calcext:value-type="float">
            <text:p>0.7215189873</text:p>
          </table:table-cell>
          <table:table-cell table:formula="of:=[.B17]/[.B$152]" office:value-type="float" office:value="1" calcext:value-type="float">
            <text:p>1</text:p>
          </table:table-cell>
          <table:table-cell table:formula="of:=[.C17]/[.C$152]" office:value-type="float" office:value="0.217391304347826" calcext:value-type="float">
            <text:p>0.2173913043</text:p>
          </table:table-cell>
          <table:table-cell table:formula="of:=[.D17]/[.D$152]" office:value-type="float" office:value="0.16" calcext:value-type="float">
            <text:p>0.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float" office:value="3.9" calcext:value-type="float">
            <text:p>3.9</text:p>
          </table:table-cell>
          <table:table-cell office:value-type="float" office:value="1.3" calcext:value-type="float">
            <text:p>1.3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Iris-setosa</text:p>
          </table:table-cell>
          <table:table-cell table:formula="of:=[.A18]/[.A$152]" office:value-type="float" office:value="0.683544303797468" calcext:value-type="float">
            <text:p>0.6835443038</text:p>
          </table:table-cell>
          <table:table-cell table:formula="of:=[.B18]/[.B$152]" office:value-type="float" office:value="0.886363636363636" calcext:value-type="float">
            <text:p>0.8863636364</text:p>
          </table:table-cell>
          <table:table-cell table:formula="of:=[.C18]/[.C$152]" office:value-type="float" office:value="0.188405797101449" calcext:value-type="float">
            <text:p>0.1884057971</text:p>
          </table:table-cell>
          <table:table-cell table:formula="of:=[.D18]/[.D$152]" office:value-type="float" office:value="0.16" calcext:value-type="float">
            <text:p>0.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.1" calcext:value-type="float">
            <text:p>5.1</text:p>
          </table:table-cell>
          <table:table-cell office:value-type="float" office:value="3.5" calcext:value-type="float">
            <text:p>3.5</text:p>
          </table:table-cell>
          <table:table-cell office:value-type="float" office:value="1.4" calcext:value-type="float">
            <text:p>1.4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Iris-setosa</text:p>
          </table:table-cell>
          <table:table-cell table:formula="of:=[.A19]/[.A$152]" office:value-type="float" office:value="0.645569620253164" calcext:value-type="float">
            <text:p>0.6455696203</text:p>
          </table:table-cell>
          <table:table-cell table:formula="of:=[.B19]/[.B$152]" office:value-type="float" office:value="0.795454545454545" calcext:value-type="float">
            <text:p>0.7954545455</text:p>
          </table:table-cell>
          <table:table-cell table:formula="of:=[.C19]/[.C$152]" office:value-type="float" office:value="0.202898550724638" calcext:value-type="float">
            <text:p>0.2028985507</text:p>
          </table:table-cell>
          <table:table-cell table:formula="of:=[.D19]/[.D$152]" office:value-type="float" office:value="0.12" calcext:value-type="float">
            <text:p>0.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.7" calcext:value-type="float">
            <text:p>5.7</text:p>
          </table:table-cell>
          <table:table-cell office:value-type="float" office:value="3.8" calcext:value-type="float">
            <text:p>3.8</text:p>
          </table:table-cell>
          <table:table-cell office:value-type="float" office:value="1.7" calcext:value-type="float">
            <text:p>1.7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Iris-setosa</text:p>
          </table:table-cell>
          <table:table-cell table:formula="of:=[.A20]/[.A$152]" office:value-type="float" office:value="0.721518987341772" calcext:value-type="float">
            <text:p>0.7215189873</text:p>
          </table:table-cell>
          <table:table-cell table:formula="of:=[.B20]/[.B$152]" office:value-type="float" office:value="0.863636363636364" calcext:value-type="float">
            <text:p>0.8636363636</text:p>
          </table:table-cell>
          <table:table-cell table:formula="of:=[.C20]/[.C$152]" office:value-type="float" office:value="0.246376811594203" calcext:value-type="float">
            <text:p>0.2463768116</text:p>
          </table:table-cell>
          <table:table-cell table:formula="of:=[.D20]/[.D$152]" office:value-type="float" office:value="0.12" calcext:value-type="float">
            <text:p>0.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.1" calcext:value-type="float">
            <text:p>5.1</text:p>
          </table:table-cell>
          <table:table-cell office:value-type="float" office:value="3.8" calcext:value-type="float">
            <text:p>3.8</text:p>
          </table:table-cell>
          <table:table-cell office:value-type="float" office:value="1.5" calcext:value-type="float">
            <text:p>1.5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Iris-setosa</text:p>
          </table:table-cell>
          <table:table-cell table:formula="of:=[.A21]/[.A$152]" office:value-type="float" office:value="0.645569620253164" calcext:value-type="float">
            <text:p>0.6455696203</text:p>
          </table:table-cell>
          <table:table-cell table:formula="of:=[.B21]/[.B$152]" office:value-type="float" office:value="0.863636363636364" calcext:value-type="float">
            <text:p>0.8636363636</text:p>
          </table:table-cell>
          <table:table-cell table:formula="of:=[.C21]/[.C$152]" office:value-type="float" office:value="0.217391304347826" calcext:value-type="float">
            <text:p>0.2173913043</text:p>
          </table:table-cell>
          <table:table-cell table:formula="of:=[.D21]/[.D$152]" office:value-type="float" office:value="0.12" calcext:value-type="float">
            <text:p>0.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float" office:value="3.4" calcext:value-type="float">
            <text:p>3.4</text:p>
          </table:table-cell>
          <table:table-cell office:value-type="float" office:value="1.7" calcext:value-type="float">
            <text:p>1.7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Iris-setosa</text:p>
          </table:table-cell>
          <table:table-cell table:formula="of:=[.A22]/[.A$152]" office:value-type="float" office:value="0.683544303797468" calcext:value-type="float">
            <text:p>0.6835443038</text:p>
          </table:table-cell>
          <table:table-cell table:formula="of:=[.B22]/[.B$152]" office:value-type="float" office:value="0.772727272727273" calcext:value-type="float">
            <text:p>0.7727272727</text:p>
          </table:table-cell>
          <table:table-cell table:formula="of:=[.C22]/[.C$152]" office:value-type="float" office:value="0.246376811594203" calcext:value-type="float">
            <text:p>0.2463768116</text:p>
          </table:table-cell>
          <table:table-cell table:formula="of:=[.D22]/[.D$152]" office:value-type="float" office:value="0.08" calcext:value-type="float">
            <text:p>0.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.1" calcext:value-type="float">
            <text:p>5.1</text:p>
          </table:table-cell>
          <table:table-cell office:value-type="float" office:value="3.7" calcext:value-type="float">
            <text:p>3.7</text:p>
          </table:table-cell>
          <table:table-cell office:value-type="float" office:value="1.5" calcext:value-type="float">
            <text:p>1.5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Iris-setosa</text:p>
          </table:table-cell>
          <table:table-cell table:formula="of:=[.A23]/[.A$152]" office:value-type="float" office:value="0.645569620253164" calcext:value-type="float">
            <text:p>0.6455696203</text:p>
          </table:table-cell>
          <table:table-cell table:formula="of:=[.B23]/[.B$152]" office:value-type="float" office:value="0.840909090909091" calcext:value-type="float">
            <text:p>0.8409090909</text:p>
          </table:table-cell>
          <table:table-cell table:formula="of:=[.C23]/[.C$152]" office:value-type="float" office:value="0.217391304347826" calcext:value-type="float">
            <text:p>0.2173913043</text:p>
          </table:table-cell>
          <table:table-cell table:formula="of:=[.D23]/[.D$152]" office:value-type="float" office:value="0.16" calcext:value-type="float">
            <text:p>0.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3.6" calcext:value-type="float">
            <text:p>3.6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Iris-setosa</text:p>
          </table:table-cell>
          <table:table-cell table:formula="of:=[.A24]/[.A$152]" office:value-type="float" office:value="0.582278481012658" calcext:value-type="float">
            <text:p>0.582278481</text:p>
          </table:table-cell>
          <table:table-cell table:formula="of:=[.B24]/[.B$152]" office:value-type="float" office:value="0.818181818181818" calcext:value-type="float">
            <text:p>0.8181818182</text:p>
          </table:table-cell>
          <table:table-cell table:formula="of:=[.C24]/[.C$152]" office:value-type="float" office:value="0.144927536231884" calcext:value-type="float">
            <text:p>0.1449275362</text:p>
          </table:table-cell>
          <table:table-cell table:formula="of:=[.D24]/[.D$152]" office:value-type="float" office:value="0.08" calcext:value-type="float">
            <text:p>0.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.1" calcext:value-type="float">
            <text:p>5.1</text:p>
          </table:table-cell>
          <table:table-cell office:value-type="float" office:value="3.3" calcext:value-type="float">
            <text:p>3.3</text:p>
          </table:table-cell>
          <table:table-cell office:value-type="float" office:value="1.7" calcext:value-type="float">
            <text:p>1.7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Iris-setosa</text:p>
          </table:table-cell>
          <table:table-cell table:formula="of:=[.A25]/[.A$152]" office:value-type="float" office:value="0.645569620253164" calcext:value-type="float">
            <text:p>0.6455696203</text:p>
          </table:table-cell>
          <table:table-cell table:formula="of:=[.B25]/[.B$152]" office:value-type="float" office:value="0.75" calcext:value-type="float">
            <text:p>0.75</text:p>
          </table:table-cell>
          <table:table-cell table:formula="of:=[.C25]/[.C$152]" office:value-type="float" office:value="0.246376811594203" calcext:value-type="float">
            <text:p>0.2463768116</text:p>
          </table:table-cell>
          <table:table-cell table:formula="of:=[.D25]/[.D$152]"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.8" calcext:value-type="float">
            <text:p>4.8</text:p>
          </table:table-cell>
          <table:table-cell office:value-type="float" office:value="3.4" calcext:value-type="float">
            <text:p>3.4</text:p>
          </table:table-cell>
          <table:table-cell office:value-type="float" office:value="1.9" calcext:value-type="float">
            <text:p>1.9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Iris-setosa</text:p>
          </table:table-cell>
          <table:table-cell table:formula="of:=[.A26]/[.A$152]" office:value-type="float" office:value="0.607594936708861" calcext:value-type="float">
            <text:p>0.6075949367</text:p>
          </table:table-cell>
          <table:table-cell table:formula="of:=[.B26]/[.B$152]" office:value-type="float" office:value="0.772727272727273" calcext:value-type="float">
            <text:p>0.7727272727</text:p>
          </table:table-cell>
          <table:table-cell table:formula="of:=[.C26]/[.C$152]" office:value-type="float" office:value="0.27536231884058" calcext:value-type="float">
            <text:p>0.2753623188</text:p>
          </table:table-cell>
          <table:table-cell table:formula="of:=[.D26]/[.D$152]" office:value-type="float" office:value="0.08" calcext:value-type="float">
            <text:p>0.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.6" calcext:value-type="float">
            <text:p>1.6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Iris-setosa</text:p>
          </table:table-cell>
          <table:table-cell table:formula="of:=[.A27]/[.A$152]" office:value-type="float" office:value="0.632911392405063" calcext:value-type="float">
            <text:p>0.6329113924</text:p>
          </table:table-cell>
          <table:table-cell table:formula="of:=[.B27]/[.B$152]" office:value-type="float" office:value="0.681818181818182" calcext:value-type="float">
            <text:p>0.6818181818</text:p>
          </table:table-cell>
          <table:table-cell table:formula="of:=[.C27]/[.C$152]" office:value-type="float" office:value="0.231884057971014" calcext:value-type="float">
            <text:p>0.231884058</text:p>
          </table:table-cell>
          <table:table-cell table:formula="of:=[.D27]/[.D$152]" office:value-type="float" office:value="0.08" calcext:value-type="float">
            <text:p>0.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.4" calcext:value-type="float">
            <text:p>3.4</text:p>
          </table:table-cell>
          <table:table-cell office:value-type="float" office:value="1.6" calcext:value-type="float">
            <text:p>1.6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Iris-setosa</text:p>
          </table:table-cell>
          <table:table-cell table:formula="of:=[.A28]/[.A$152]" office:value-type="float" office:value="0.632911392405063" calcext:value-type="float">
            <text:p>0.6329113924</text:p>
          </table:table-cell>
          <table:table-cell table:formula="of:=[.B28]/[.B$152]" office:value-type="float" office:value="0.772727272727273" calcext:value-type="float">
            <text:p>0.7727272727</text:p>
          </table:table-cell>
          <table:table-cell table:formula="of:=[.C28]/[.C$152]" office:value-type="float" office:value="0.231884057971014" calcext:value-type="float">
            <text:p>0.231884058</text:p>
          </table:table-cell>
          <table:table-cell table:formula="of:=[.D28]/[.D$152]" office:value-type="float" office:value="0.16" calcext:value-type="float">
            <text:p>0.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.2" calcext:value-type="float">
            <text:p>5.2</text:p>
          </table:table-cell>
          <table:table-cell office:value-type="float" office:value="3.5" calcext:value-type="float">
            <text:p>3.5</text:p>
          </table:table-cell>
          <table:table-cell office:value-type="float" office:value="1.5" calcext:value-type="float">
            <text:p>1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Iris-setosa</text:p>
          </table:table-cell>
          <table:table-cell table:formula="of:=[.A29]/[.A$152]" office:value-type="float" office:value="0.658227848101266" calcext:value-type="float">
            <text:p>0.6582278481</text:p>
          </table:table-cell>
          <table:table-cell table:formula="of:=[.B29]/[.B$152]" office:value-type="float" office:value="0.795454545454545" calcext:value-type="float">
            <text:p>0.7954545455</text:p>
          </table:table-cell>
          <table:table-cell table:formula="of:=[.C29]/[.C$152]" office:value-type="float" office:value="0.217391304347826" calcext:value-type="float">
            <text:p>0.2173913043</text:p>
          </table:table-cell>
          <table:table-cell table:formula="of:=[.D29]/[.D$152]" office:value-type="float" office:value="0.08" calcext:value-type="float">
            <text:p>0.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.2" calcext:value-type="float">
            <text:p>5.2</text:p>
          </table:table-cell>
          <table:table-cell office:value-type="float" office:value="3.4" calcext:value-type="float">
            <text:p>3.4</text:p>
          </table:table-cell>
          <table:table-cell office:value-type="float" office:value="1.4" calcext:value-type="float">
            <text:p>1.4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Iris-setosa</text:p>
          </table:table-cell>
          <table:table-cell table:formula="of:=[.A30]/[.A$152]" office:value-type="float" office:value="0.658227848101266" calcext:value-type="float">
            <text:p>0.6582278481</text:p>
          </table:table-cell>
          <table:table-cell table:formula="of:=[.B30]/[.B$152]" office:value-type="float" office:value="0.772727272727273" calcext:value-type="float">
            <text:p>0.7727272727</text:p>
          </table:table-cell>
          <table:table-cell table:formula="of:=[.C30]/[.C$152]" office:value-type="float" office:value="0.202898550724638" calcext:value-type="float">
            <text:p>0.2028985507</text:p>
          </table:table-cell>
          <table:table-cell table:formula="of:=[.D30]/[.D$152]" office:value-type="float" office:value="0.08" calcext:value-type="float">
            <text:p>0.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.7" calcext:value-type="float">
            <text:p>4.7</text:p>
          </table:table-cell>
          <table:table-cell office:value-type="float" office:value="3.2" calcext:value-type="float">
            <text:p>3.2</text:p>
          </table:table-cell>
          <table:table-cell office:value-type="float" office:value="1.6" calcext:value-type="float">
            <text:p>1.6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Iris-setosa</text:p>
          </table:table-cell>
          <table:table-cell table:formula="of:=[.A31]/[.A$152]" office:value-type="float" office:value="0.594936708860759" calcext:value-type="float">
            <text:p>0.5949367089</text:p>
          </table:table-cell>
          <table:table-cell table:formula="of:=[.B31]/[.B$152]" office:value-type="float" office:value="0.727272727272727" calcext:value-type="float">
            <text:p>0.7272727273</text:p>
          </table:table-cell>
          <table:table-cell table:formula="of:=[.C31]/[.C$152]" office:value-type="float" office:value="0.231884057971014" calcext:value-type="float">
            <text:p>0.231884058</text:p>
          </table:table-cell>
          <table:table-cell table:formula="of:=[.D31]/[.D$152]" office:value-type="float" office:value="0.08" calcext:value-type="float">
            <text:p>0.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.8" calcext:value-type="float">
            <text:p>4.8</text:p>
          </table:table-cell>
          <table:table-cell office:value-type="float" office:value="3.1" calcext:value-type="float">
            <text:p>3.1</text:p>
          </table:table-cell>
          <table:table-cell office:value-type="float" office:value="1.6" calcext:value-type="float">
            <text:p>1.6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Iris-setosa</text:p>
          </table:table-cell>
          <table:table-cell table:formula="of:=[.A32]/[.A$152]" office:value-type="float" office:value="0.607594936708861" calcext:value-type="float">
            <text:p>0.6075949367</text:p>
          </table:table-cell>
          <table:table-cell table:formula="of:=[.B32]/[.B$152]" office:value-type="float" office:value="0.704545454545454" calcext:value-type="float">
            <text:p>0.7045454545</text:p>
          </table:table-cell>
          <table:table-cell table:formula="of:=[.C32]/[.C$152]" office:value-type="float" office:value="0.231884057971014" calcext:value-type="float">
            <text:p>0.231884058</text:p>
          </table:table-cell>
          <table:table-cell table:formula="of:=[.D32]/[.D$152]" office:value-type="float" office:value="0.08" calcext:value-type="float">
            <text:p>0.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float" office:value="3.4" calcext:value-type="float">
            <text:p>3.4</text:p>
          </table:table-cell>
          <table:table-cell office:value-type="float" office:value="1.5" calcext:value-type="float">
            <text:p>1.5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Iris-setosa</text:p>
          </table:table-cell>
          <table:table-cell table:formula="of:=[.A33]/[.A$152]" office:value-type="float" office:value="0.683544303797468" calcext:value-type="float">
            <text:p>0.6835443038</text:p>
          </table:table-cell>
          <table:table-cell table:formula="of:=[.B33]/[.B$152]" office:value-type="float" office:value="0.772727272727273" calcext:value-type="float">
            <text:p>0.7727272727</text:p>
          </table:table-cell>
          <table:table-cell table:formula="of:=[.C33]/[.C$152]" office:value-type="float" office:value="0.217391304347826" calcext:value-type="float">
            <text:p>0.2173913043</text:p>
          </table:table-cell>
          <table:table-cell table:formula="of:=[.D33]/[.D$152]" office:value-type="float" office:value="0.16" calcext:value-type="float">
            <text:p>0.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.2" calcext:value-type="float">
            <text:p>5.2</text:p>
          </table:table-cell>
          <table:table-cell office:value-type="float" office:value="4.1" calcext:value-type="float">
            <text:p>4.1</text:p>
          </table:table-cell>
          <table:table-cell office:value-type="float" office:value="1.5" calcext:value-type="float">
            <text:p>1.5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Iris-setosa</text:p>
          </table:table-cell>
          <table:table-cell table:formula="of:=[.A34]/[.A$152]" office:value-type="float" office:value="0.658227848101266" calcext:value-type="float">
            <text:p>0.6582278481</text:p>
          </table:table-cell>
          <table:table-cell table:formula="of:=[.B34]/[.B$152]" office:value-type="float" office:value="0.931818181818182" calcext:value-type="float">
            <text:p>0.9318181818</text:p>
          </table:table-cell>
          <table:table-cell table:formula="of:=[.C34]/[.C$152]" office:value-type="float" office:value="0.217391304347826" calcext:value-type="float">
            <text:p>0.2173913043</text:p>
          </table:table-cell>
          <table:table-cell table:formula="of:=[.D34]/[.D$152]" office:value-type="float" office:value="0.04" calcext:value-type="float">
            <text:p>0.0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4.2" calcext:value-type="float">
            <text:p>4.2</text:p>
          </table:table-cell>
          <table:table-cell office:value-type="float" office:value="1.4" calcext:value-type="float">
            <text:p>1.4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Iris-setosa</text:p>
          </table:table-cell>
          <table:table-cell table:formula="of:=[.A35]/[.A$152]" office:value-type="float" office:value="0.69620253164557" calcext:value-type="float">
            <text:p>0.6962025316</text:p>
          </table:table-cell>
          <table:table-cell table:formula="of:=[.B35]/[.B$152]" office:value-type="float" office:value="0.954545454545455" calcext:value-type="float">
            <text:p>0.9545454545</text:p>
          </table:table-cell>
          <table:table-cell table:formula="of:=[.C35]/[.C$152]" office:value-type="float" office:value="0.202898550724638" calcext:value-type="float">
            <text:p>0.2028985507</text:p>
          </table:table-cell>
          <table:table-cell table:formula="of:=[.D35]/[.D$152]" office:value-type="float" office:value="0.08" calcext:value-type="float">
            <text:p>0.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.9" calcext:value-type="float">
            <text:p>4.9</text:p>
          </table:table-cell>
          <table:table-cell office:value-type="float" office:value="3.1" calcext:value-type="float">
            <text:p>3.1</text:p>
          </table:table-cell>
          <table:table-cell office:value-type="float" office:value="1.5" calcext:value-type="float">
            <text:p>1.5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Iris-setosa</text:p>
          </table:table-cell>
          <table:table-cell table:formula="of:=[.A36]/[.A$152]" office:value-type="float" office:value="0.620253164556962" calcext:value-type="float">
            <text:p>0.6202531646</text:p>
          </table:table-cell>
          <table:table-cell table:formula="of:=[.B36]/[.B$152]" office:value-type="float" office:value="0.704545454545454" calcext:value-type="float">
            <text:p>0.7045454545</text:p>
          </table:table-cell>
          <table:table-cell table:formula="of:=[.C36]/[.C$152]" office:value-type="float" office:value="0.217391304347826" calcext:value-type="float">
            <text:p>0.2173913043</text:p>
          </table:table-cell>
          <table:table-cell table:formula="of:=[.D36]/[.D$152]" office:value-type="float" office:value="0.04" calcext:value-type="float">
            <text:p>0.0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.2" calcext:value-type="float">
            <text:p>3.2</text:p>
          </table:table-cell>
          <table:table-cell office:value-type="float" office:value="1.2" calcext:value-type="float">
            <text:p>1.2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Iris-setosa</text:p>
          </table:table-cell>
          <table:table-cell table:formula="of:=[.A37]/[.A$152]" office:value-type="float" office:value="0.632911392405063" calcext:value-type="float">
            <text:p>0.6329113924</text:p>
          </table:table-cell>
          <table:table-cell table:formula="of:=[.B37]/[.B$152]" office:value-type="float" office:value="0.727272727272727" calcext:value-type="float">
            <text:p>0.7272727273</text:p>
          </table:table-cell>
          <table:table-cell table:formula="of:=[.C37]/[.C$152]" office:value-type="float" office:value="0.173913043478261" calcext:value-type="float">
            <text:p>0.1739130435</text:p>
          </table:table-cell>
          <table:table-cell table:formula="of:=[.D37]/[.D$152]" office:value-type="float" office:value="0.08" calcext:value-type="float">
            <text:p>0.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3.5" calcext:value-type="float">
            <text:p>3.5</text:p>
          </table:table-cell>
          <table:table-cell office:value-type="float" office:value="1.3" calcext:value-type="float">
            <text:p>1.3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Iris-setosa</text:p>
          </table:table-cell>
          <table:table-cell table:formula="of:=[.A38]/[.A$152]" office:value-type="float" office:value="0.69620253164557" calcext:value-type="float">
            <text:p>0.6962025316</text:p>
          </table:table-cell>
          <table:table-cell table:formula="of:=[.B38]/[.B$152]" office:value-type="float" office:value="0.795454545454545" calcext:value-type="float">
            <text:p>0.7954545455</text:p>
          </table:table-cell>
          <table:table-cell table:formula="of:=[.C38]/[.C$152]" office:value-type="float" office:value="0.188405797101449" calcext:value-type="float">
            <text:p>0.1884057971</text:p>
          </table:table-cell>
          <table:table-cell table:formula="of:=[.D38]/[.D$152]" office:value-type="float" office:value="0.08" calcext:value-type="float">
            <text:p>0.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.9" calcext:value-type="float">
            <text:p>4.9</text:p>
          </table:table-cell>
          <table:table-cell office:value-type="float" office:value="3.1" calcext:value-type="float">
            <text:p>3.1</text:p>
          </table:table-cell>
          <table:table-cell office:value-type="float" office:value="1.5" calcext:value-type="float">
            <text:p>1.5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Iris-setosa</text:p>
          </table:table-cell>
          <table:table-cell table:formula="of:=[.A39]/[.A$152]" office:value-type="float" office:value="0.620253164556962" calcext:value-type="float">
            <text:p>0.6202531646</text:p>
          </table:table-cell>
          <table:table-cell table:formula="of:=[.B39]/[.B$152]" office:value-type="float" office:value="0.704545454545454" calcext:value-type="float">
            <text:p>0.7045454545</text:p>
          </table:table-cell>
          <table:table-cell table:formula="of:=[.C39]/[.C$152]" office:value-type="float" office:value="0.217391304347826" calcext:value-type="float">
            <text:p>0.2173913043</text:p>
          </table:table-cell>
          <table:table-cell table:formula="of:=[.D39]/[.D$152]" office:value-type="float" office:value="0.04" calcext:value-type="float">
            <text:p>0.0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float" office:value="3" calcext:value-type="float">
            <text:p>3</text:p>
          </table:table-cell>
          <table:table-cell office:value-type="float" office:value="1.3" calcext:value-type="float">
            <text:p>1.3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Iris-setosa</text:p>
          </table:table-cell>
          <table:table-cell table:formula="of:=[.A40]/[.A$152]" office:value-type="float" office:value="0.556962025316456" calcext:value-type="float">
            <text:p>0.5569620253</text:p>
          </table:table-cell>
          <table:table-cell table:formula="of:=[.B40]/[.B$152]" office:value-type="float" office:value="0.681818181818182" calcext:value-type="float">
            <text:p>0.6818181818</text:p>
          </table:table-cell>
          <table:table-cell table:formula="of:=[.C40]/[.C$152]" office:value-type="float" office:value="0.188405797101449" calcext:value-type="float">
            <text:p>0.1884057971</text:p>
          </table:table-cell>
          <table:table-cell table:formula="of:=[.D40]/[.D$152]" office:value-type="float" office:value="0.08" calcext:value-type="float">
            <text:p>0.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.1" calcext:value-type="float">
            <text:p>5.1</text:p>
          </table:table-cell>
          <table:table-cell office:value-type="float" office:value="3.4" calcext:value-type="float">
            <text:p>3.4</text:p>
          </table:table-cell>
          <table:table-cell office:value-type="float" office:value="1.5" calcext:value-type="float">
            <text:p>1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Iris-setosa</text:p>
          </table:table-cell>
          <table:table-cell table:formula="of:=[.A41]/[.A$152]" office:value-type="float" office:value="0.645569620253164" calcext:value-type="float">
            <text:p>0.6455696203</text:p>
          </table:table-cell>
          <table:table-cell table:formula="of:=[.B41]/[.B$152]" office:value-type="float" office:value="0.772727272727273" calcext:value-type="float">
            <text:p>0.7727272727</text:p>
          </table:table-cell>
          <table:table-cell table:formula="of:=[.C41]/[.C$152]" office:value-type="float" office:value="0.217391304347826" calcext:value-type="float">
            <text:p>0.2173913043</text:p>
          </table:table-cell>
          <table:table-cell table:formula="of:=[.D41]/[.D$152]" office:value-type="float" office:value="0.08" calcext:value-type="float">
            <text:p>0.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.5" calcext:value-type="float">
            <text:p>3.5</text:p>
          </table:table-cell>
          <table:table-cell office:value-type="float" office:value="1.3" calcext:value-type="float">
            <text:p>1.3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Iris-setosa</text:p>
          </table:table-cell>
          <table:table-cell table:formula="of:=[.A42]/[.A$152]" office:value-type="float" office:value="0.632911392405063" calcext:value-type="float">
            <text:p>0.6329113924</text:p>
          </table:table-cell>
          <table:table-cell table:formula="of:=[.B42]/[.B$152]" office:value-type="float" office:value="0.795454545454545" calcext:value-type="float">
            <text:p>0.7954545455</text:p>
          </table:table-cell>
          <table:table-cell table:formula="of:=[.C42]/[.C$152]" office:value-type="float" office:value="0.188405797101449" calcext:value-type="float">
            <text:p>0.1884057971</text:p>
          </table:table-cell>
          <table:table-cell table:formula="of:=[.D42]/[.D$152]" office:value-type="float" office:value="0.12" calcext:value-type="float">
            <text:p>0.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2.3" calcext:value-type="float">
            <text:p>2.3</text:p>
          </table:table-cell>
          <table:table-cell office:value-type="float" office:value="1.3" calcext:value-type="float">
            <text:p>1.3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Iris-setosa</text:p>
          </table:table-cell>
          <table:table-cell table:formula="of:=[.A43]/[.A$152]" office:value-type="float" office:value="0.569620253164557" calcext:value-type="float">
            <text:p>0.5696202532</text:p>
          </table:table-cell>
          <table:table-cell table:formula="of:=[.B43]/[.B$152]" office:value-type="float" office:value="0.522727272727273" calcext:value-type="float">
            <text:p>0.5227272727</text:p>
          </table:table-cell>
          <table:table-cell table:formula="of:=[.C43]/[.C$152]" office:value-type="float" office:value="0.188405797101449" calcext:value-type="float">
            <text:p>0.1884057971</text:p>
          </table:table-cell>
          <table:table-cell table:formula="of:=[.D43]/[.D$152]" office:value-type="float" office:value="0.12" calcext:value-type="float">
            <text:p>0.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float" office:value="3.2" calcext:value-type="float">
            <text:p>3.2</text:p>
          </table:table-cell>
          <table:table-cell office:value-type="float" office:value="1.3" calcext:value-type="float">
            <text:p>1.3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Iris-setosa</text:p>
          </table:table-cell>
          <table:table-cell table:formula="of:=[.A44]/[.A$152]" office:value-type="float" office:value="0.556962025316456" calcext:value-type="float">
            <text:p>0.5569620253</text:p>
          </table:table-cell>
          <table:table-cell table:formula="of:=[.B44]/[.B$152]" office:value-type="float" office:value="0.727272727272727" calcext:value-type="float">
            <text:p>0.7272727273</text:p>
          </table:table-cell>
          <table:table-cell table:formula="of:=[.C44]/[.C$152]" office:value-type="float" office:value="0.188405797101449" calcext:value-type="float">
            <text:p>0.1884057971</text:p>
          </table:table-cell>
          <table:table-cell table:formula="of:=[.D44]/[.D$152]" office:value-type="float" office:value="0.08" calcext:value-type="float">
            <text:p>0.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.5" calcext:value-type="float">
            <text:p>3.5</text:p>
          </table:table-cell>
          <table:table-cell office:value-type="float" office:value="1.6" calcext:value-type="float">
            <text:p>1.6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Iris-setosa</text:p>
          </table:table-cell>
          <table:table-cell table:formula="of:=[.A45]/[.A$152]" office:value-type="float" office:value="0.632911392405063" calcext:value-type="float">
            <text:p>0.6329113924</text:p>
          </table:table-cell>
          <table:table-cell table:formula="of:=[.B45]/[.B$152]" office:value-type="float" office:value="0.795454545454545" calcext:value-type="float">
            <text:p>0.7954545455</text:p>
          </table:table-cell>
          <table:table-cell table:formula="of:=[.C45]/[.C$152]" office:value-type="float" office:value="0.231884057971014" calcext:value-type="float">
            <text:p>0.231884058</text:p>
          </table:table-cell>
          <table:table-cell table:formula="of:=[.D45]/[.D$152]" office:value-type="float" office:value="0.24" calcext:value-type="float">
            <text:p>0.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.1" calcext:value-type="float">
            <text:p>5.1</text:p>
          </table:table-cell>
          <table:table-cell office:value-type="float" office:value="3.8" calcext:value-type="float">
            <text:p>3.8</text:p>
          </table:table-cell>
          <table:table-cell office:value-type="float" office:value="1.9" calcext:value-type="float">
            <text:p>1.9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Iris-setosa</text:p>
          </table:table-cell>
          <table:table-cell table:formula="of:=[.A46]/[.A$152]" office:value-type="float" office:value="0.645569620253164" calcext:value-type="float">
            <text:p>0.6455696203</text:p>
          </table:table-cell>
          <table:table-cell table:formula="of:=[.B46]/[.B$152]" office:value-type="float" office:value="0.863636363636364" calcext:value-type="float">
            <text:p>0.8636363636</text:p>
          </table:table-cell>
          <table:table-cell table:formula="of:=[.C46]/[.C$152]" office:value-type="float" office:value="0.27536231884058" calcext:value-type="float">
            <text:p>0.2753623188</text:p>
          </table:table-cell>
          <table:table-cell table:formula="of:=[.D46]/[.D$152]" office:value-type="float" office:value="0.16" calcext:value-type="float">
            <text:p>0.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.8" calcext:value-type="float">
            <text:p>4.8</text:p>
          </table:table-cell>
          <table:table-cell office:value-type="float" office:value="3" calcext:value-type="float">
            <text:p>3</text:p>
          </table:table-cell>
          <table:table-cell office:value-type="float" office:value="1.4" calcext:value-type="float">
            <text:p>1.4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Iris-setosa</text:p>
          </table:table-cell>
          <table:table-cell table:formula="of:=[.A47]/[.A$152]" office:value-type="float" office:value="0.607594936708861" calcext:value-type="float">
            <text:p>0.6075949367</text:p>
          </table:table-cell>
          <table:table-cell table:formula="of:=[.B47]/[.B$152]" office:value-type="float" office:value="0.681818181818182" calcext:value-type="float">
            <text:p>0.6818181818</text:p>
          </table:table-cell>
          <table:table-cell table:formula="of:=[.C47]/[.C$152]" office:value-type="float" office:value="0.202898550724638" calcext:value-type="float">
            <text:p>0.2028985507</text:p>
          </table:table-cell>
          <table:table-cell table:formula="of:=[.D47]/[.D$152]" office:value-type="float" office:value="0.12" calcext:value-type="float">
            <text:p>0.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.1" calcext:value-type="float">
            <text:p>5.1</text:p>
          </table:table-cell>
          <table:table-cell office:value-type="float" office:value="3.8" calcext:value-type="float">
            <text:p>3.8</text:p>
          </table:table-cell>
          <table:table-cell office:value-type="float" office:value="1.6" calcext:value-type="float">
            <text:p>1.6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Iris-setosa</text:p>
          </table:table-cell>
          <table:table-cell table:formula="of:=[.A48]/[.A$152]" office:value-type="float" office:value="0.645569620253164" calcext:value-type="float">
            <text:p>0.6455696203</text:p>
          </table:table-cell>
          <table:table-cell table:formula="of:=[.B48]/[.B$152]" office:value-type="float" office:value="0.863636363636364" calcext:value-type="float">
            <text:p>0.8636363636</text:p>
          </table:table-cell>
          <table:table-cell table:formula="of:=[.C48]/[.C$152]" office:value-type="float" office:value="0.231884057971014" calcext:value-type="float">
            <text:p>0.231884058</text:p>
          </table:table-cell>
          <table:table-cell table:formula="of:=[.D48]/[.D$152]" office:value-type="float" office:value="0.08" calcext:value-type="float">
            <text:p>0.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3.2" calcext:value-type="float">
            <text:p>3.2</text:p>
          </table:table-cell>
          <table:table-cell office:value-type="float" office:value="1.4" calcext:value-type="float">
            <text:p>1.4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Iris-setosa</text:p>
          </table:table-cell>
          <table:table-cell table:formula="of:=[.A49]/[.A$152]" office:value-type="float" office:value="0.582278481012658" calcext:value-type="float">
            <text:p>0.582278481</text:p>
          </table:table-cell>
          <table:table-cell table:formula="of:=[.B49]/[.B$152]" office:value-type="float" office:value="0.727272727272727" calcext:value-type="float">
            <text:p>0.7272727273</text:p>
          </table:table-cell>
          <table:table-cell table:formula="of:=[.C49]/[.C$152]" office:value-type="float" office:value="0.202898550724638" calcext:value-type="float">
            <text:p>0.2028985507</text:p>
          </table:table-cell>
          <table:table-cell table:formula="of:=[.D49]/[.D$152]" office:value-type="float" office:value="0.08" calcext:value-type="float">
            <text:p>0.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.3" calcext:value-type="float">
            <text:p>5.3</text:p>
          </table:table-cell>
          <table:table-cell office:value-type="float" office:value="3.7" calcext:value-type="float">
            <text:p>3.7</text:p>
          </table:table-cell>
          <table:table-cell office:value-type="float" office:value="1.5" calcext:value-type="float">
            <text:p>1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Iris-setosa</text:p>
          </table:table-cell>
          <table:table-cell table:formula="of:=[.A50]/[.A$152]" office:value-type="float" office:value="0.670886075949367" calcext:value-type="float">
            <text:p>0.6708860759</text:p>
          </table:table-cell>
          <table:table-cell table:formula="of:=[.B50]/[.B$152]" office:value-type="float" office:value="0.840909090909091" calcext:value-type="float">
            <text:p>0.8409090909</text:p>
          </table:table-cell>
          <table:table-cell table:formula="of:=[.C50]/[.C$152]" office:value-type="float" office:value="0.217391304347826" calcext:value-type="float">
            <text:p>0.2173913043</text:p>
          </table:table-cell>
          <table:table-cell table:formula="of:=[.D50]/[.D$152]" office:value-type="float" office:value="0.08" calcext:value-type="float">
            <text:p>0.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.3" calcext:value-type="float">
            <text:p>3.3</text:p>
          </table:table-cell>
          <table:table-cell office:value-type="float" office:value="1.4" calcext:value-type="float">
            <text:p>1.4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Iris-setosa</text:p>
          </table:table-cell>
          <table:table-cell table:formula="of:=[.A51]/[.A$152]" office:value-type="float" office:value="0.632911392405063" calcext:value-type="float">
            <text:p>0.6329113924</text:p>
          </table:table-cell>
          <table:table-cell table:formula="of:=[.B51]/[.B$152]" office:value-type="float" office:value="0.75" calcext:value-type="float">
            <text:p>0.75</text:p>
          </table:table-cell>
          <table:table-cell table:formula="of:=[.C51]/[.C$152]" office:value-type="float" office:value="0.202898550724638" calcext:value-type="float">
            <text:p>0.2028985507</text:p>
          </table:table-cell>
          <table:table-cell table:formula="of:=[.D51]/[.D$152]" office:value-type="float" office:value="0.08" calcext:value-type="float">
            <text:p>0.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.2" calcext:value-type="float">
            <text:p>3.2</text:p>
          </table:table-cell>
          <table:table-cell office:value-type="float" office:value="4.7" calcext:value-type="float">
            <text:p>4.7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Iris-versicolor</text:p>
          </table:table-cell>
          <table:table-cell table:formula="of:=[.A52]/[.A$152]" office:value-type="float" office:value="0.886075949367089" calcext:value-type="float">
            <text:p>0.8860759494</text:p>
          </table:table-cell>
          <table:table-cell table:formula="of:=[.B52]/[.B$152]" office:value-type="float" office:value="0.727272727272727" calcext:value-type="float">
            <text:p>0.7272727273</text:p>
          </table:table-cell>
          <table:table-cell table:formula="of:=[.C52]/[.C$152]" office:value-type="float" office:value="0.681159420289855" calcext:value-type="float">
            <text:p>0.6811594203</text:p>
          </table:table-cell>
          <table:table-cell table:formula="of:=[.D52]/[.D$152]" office:value-type="float" office:value="0.56" calcext:value-type="float">
            <text:p>0.5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.4" calcext:value-type="float">
            <text:p>6.4</text:p>
          </table:table-cell>
          <table:table-cell office:value-type="float" office:value="3.2" calcext:value-type="float">
            <text:p>3.2</text:p>
          </table:table-cell>
          <table:table-cell office:value-type="float" office:value="4.5" calcext:value-type="float">
            <text:p>4.5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Iris-versicolor</text:p>
          </table:table-cell>
          <table:table-cell table:formula="of:=[.A53]/[.A$152]" office:value-type="float" office:value="0.810126582278481" calcext:value-type="float">
            <text:p>0.8101265823</text:p>
          </table:table-cell>
          <table:table-cell table:formula="of:=[.B53]/[.B$152]" office:value-type="float" office:value="0.727272727272727" calcext:value-type="float">
            <text:p>0.7272727273</text:p>
          </table:table-cell>
          <table:table-cell table:formula="of:=[.C53]/[.C$152]" office:value-type="float" office:value="0.652173913043478" calcext:value-type="float">
            <text:p>0.652173913</text:p>
          </table:table-cell>
          <table:table-cell table:formula="of:=[.D53]/[.D$152]" office:value-type="float" office:value="0.6" calcext:value-type="float">
            <text:p>0.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.9" calcext:value-type="float">
            <text:p>6.9</text:p>
          </table:table-cell>
          <table:table-cell office:value-type="float" office:value="3.1" calcext:value-type="float">
            <text:p>3.1</text:p>
          </table:table-cell>
          <table:table-cell office:value-type="float" office:value="4.9" calcext:value-type="float">
            <text:p>4.9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Iris-versicolor</text:p>
          </table:table-cell>
          <table:table-cell table:formula="of:=[.A54]/[.A$152]" office:value-type="float" office:value="0.873417721518987" calcext:value-type="float">
            <text:p>0.8734177215</text:p>
          </table:table-cell>
          <table:table-cell table:formula="of:=[.B54]/[.B$152]" office:value-type="float" office:value="0.704545454545454" calcext:value-type="float">
            <text:p>0.7045454545</text:p>
          </table:table-cell>
          <table:table-cell table:formula="of:=[.C54]/[.C$152]" office:value-type="float" office:value="0.710144927536232" calcext:value-type="float">
            <text:p>0.7101449275</text:p>
          </table:table-cell>
          <table:table-cell table:formula="of:=[.D54]/[.D$152]" office:value-type="float" office:value="0.6" calcext:value-type="float">
            <text:p>0.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2.3" calcext:value-type="float">
            <text:p>2.3</text:p>
          </table:table-cell>
          <table:table-cell office:value-type="float" office:value="4" calcext:value-type="float">
            <text:p>4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Iris-versicolor</text:p>
          </table:table-cell>
          <table:table-cell table:formula="of:=[.A55]/[.A$152]" office:value-type="float" office:value="0.69620253164557" calcext:value-type="float">
            <text:p>0.6962025316</text:p>
          </table:table-cell>
          <table:table-cell table:formula="of:=[.B55]/[.B$152]" office:value-type="float" office:value="0.522727272727273" calcext:value-type="float">
            <text:p>0.5227272727</text:p>
          </table:table-cell>
          <table:table-cell table:formula="of:=[.C55]/[.C$152]" office:value-type="float" office:value="0.579710144927536" calcext:value-type="float">
            <text:p>0.5797101449</text:p>
          </table:table-cell>
          <table:table-cell table:formula="of:=[.D55]/[.D$152]" office:value-type="float" office:value="0.52" calcext:value-type="float">
            <text:p>0.5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2.8" calcext:value-type="float">
            <text:p>2.8</text:p>
          </table:table-cell>
          <table:table-cell office:value-type="float" office:value="4.6" calcext:value-type="float">
            <text:p>4.6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Iris-versicolor</text:p>
          </table:table-cell>
          <table:table-cell table:formula="of:=[.A56]/[.A$152]" office:value-type="float" office:value="0.822784810126582" calcext:value-type="float">
            <text:p>0.8227848101</text:p>
          </table:table-cell>
          <table:table-cell table:formula="of:=[.B56]/[.B$152]" office:value-type="float" office:value="0.636363636363636" calcext:value-type="float">
            <text:p>0.6363636364</text:p>
          </table:table-cell>
          <table:table-cell table:formula="of:=[.C56]/[.C$152]" office:value-type="float" office:value="0.666666666666667" calcext:value-type="float">
            <text:p>0.6666666667</text:p>
          </table:table-cell>
          <table:table-cell table:formula="of:=[.D56]/[.D$152]" office:value-type="float" office:value="0.6" calcext:value-type="float">
            <text:p>0.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.7" calcext:value-type="float">
            <text:p>5.7</text:p>
          </table:table-cell>
          <table:table-cell office:value-type="float" office:value="2.8" calcext:value-type="float">
            <text:p>2.8</text:p>
          </table:table-cell>
          <table:table-cell office:value-type="float" office:value="4.5" calcext:value-type="float">
            <text:p>4.5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Iris-versicolor</text:p>
          </table:table-cell>
          <table:table-cell table:formula="of:=[.A57]/[.A$152]" office:value-type="float" office:value="0.721518987341772" calcext:value-type="float">
            <text:p>0.7215189873</text:p>
          </table:table-cell>
          <table:table-cell table:formula="of:=[.B57]/[.B$152]" office:value-type="float" office:value="0.636363636363636" calcext:value-type="float">
            <text:p>0.6363636364</text:p>
          </table:table-cell>
          <table:table-cell table:formula="of:=[.C57]/[.C$152]" office:value-type="float" office:value="0.652173913043478" calcext:value-type="float">
            <text:p>0.652173913</text:p>
          </table:table-cell>
          <table:table-cell table:formula="of:=[.D57]/[.D$152]" office:value-type="float" office:value="0.52" calcext:value-type="float">
            <text:p>0.5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.3" calcext:value-type="float">
            <text:p>6.3</text:p>
          </table:table-cell>
          <table:table-cell office:value-type="float" office:value="3.3" calcext:value-type="float">
            <text:p>3.3</text:p>
          </table:table-cell>
          <table:table-cell office:value-type="float" office:value="4.7" calcext:value-type="float">
            <text:p>4.7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Iris-versicolor</text:p>
          </table:table-cell>
          <table:table-cell table:formula="of:=[.A58]/[.A$152]" office:value-type="float" office:value="0.79746835443038" calcext:value-type="float">
            <text:p>0.7974683544</text:p>
          </table:table-cell>
          <table:table-cell table:formula="of:=[.B58]/[.B$152]" office:value-type="float" office:value="0.75" calcext:value-type="float">
            <text:p>0.75</text:p>
          </table:table-cell>
          <table:table-cell table:formula="of:=[.C58]/[.C$152]" office:value-type="float" office:value="0.681159420289855" calcext:value-type="float">
            <text:p>0.6811594203</text:p>
          </table:table-cell>
          <table:table-cell table:formula="of:=[.D58]/[.D$152]" office:value-type="float" office:value="0.64" calcext:value-type="float">
            <text:p>0.6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.9" calcext:value-type="float">
            <text:p>4.9</text:p>
          </table:table-cell>
          <table:table-cell office:value-type="float" office:value="2.4" calcext:value-type="float">
            <text:p>2.4</text:p>
          </table:table-cell>
          <table:table-cell office:value-type="float" office:value="3.3" calcext:value-type="float">
            <text:p>3.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ris-versicolor</text:p>
          </table:table-cell>
          <table:table-cell table:formula="of:=[.A59]/[.A$152]" office:value-type="float" office:value="0.620253164556962" calcext:value-type="float">
            <text:p>0.6202531646</text:p>
          </table:table-cell>
          <table:table-cell table:formula="of:=[.B59]/[.B$152]" office:value-type="float" office:value="0.545454545454545" calcext:value-type="float">
            <text:p>0.5454545455</text:p>
          </table:table-cell>
          <table:table-cell table:formula="of:=[.C59]/[.C$152]" office:value-type="float" office:value="0.478260869565217" calcext:value-type="float">
            <text:p>0.4782608696</text:p>
          </table:table-cell>
          <table:table-cell table:formula="of:=[.D59]/[.D$152]" office:value-type="float" office:value="0.4" calcext:value-type="float">
            <text:p>0.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.6" calcext:value-type="float">
            <text:p>6.6</text:p>
          </table:table-cell>
          <table:table-cell office:value-type="float" office:value="2.9" calcext:value-type="float">
            <text:p>2.9</text:p>
          </table:table-cell>
          <table:table-cell office:value-type="float" office:value="4.6" calcext:value-type="float">
            <text:p>4.6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Iris-versicolor</text:p>
          </table:table-cell>
          <table:table-cell table:formula="of:=[.A60]/[.A$152]" office:value-type="float" office:value="0.835443037974683" calcext:value-type="float">
            <text:p>0.835443038</text:p>
          </table:table-cell>
          <table:table-cell table:formula="of:=[.B60]/[.B$152]" office:value-type="float" office:value="0.659090909090909" calcext:value-type="float">
            <text:p>0.6590909091</text:p>
          </table:table-cell>
          <table:table-cell table:formula="of:=[.C60]/[.C$152]" office:value-type="float" office:value="0.666666666666667" calcext:value-type="float">
            <text:p>0.6666666667</text:p>
          </table:table-cell>
          <table:table-cell table:formula="of:=[.D60]/[.D$152]" office:value-type="float" office:value="0.52" calcext:value-type="float">
            <text:p>0.5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.2" calcext:value-type="float">
            <text:p>5.2</text:p>
          </table:table-cell>
          <table:table-cell office:value-type="float" office:value="2.7" calcext:value-type="float">
            <text:p>2.7</text:p>
          </table:table-cell>
          <table:table-cell office:value-type="float" office:value="3.9" calcext:value-type="float">
            <text:p>3.9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Iris-versicolor</text:p>
          </table:table-cell>
          <table:table-cell table:formula="of:=[.A61]/[.A$152]" office:value-type="float" office:value="0.658227848101266" calcext:value-type="float">
            <text:p>0.6582278481</text:p>
          </table:table-cell>
          <table:table-cell table:formula="of:=[.B61]/[.B$152]" office:value-type="float" office:value="0.613636363636364" calcext:value-type="float">
            <text:p>0.6136363636</text:p>
          </table:table-cell>
          <table:table-cell table:formula="of:=[.C61]/[.C$152]" office:value-type="float" office:value="0.565217391304348" calcext:value-type="float">
            <text:p>0.5652173913</text:p>
          </table:table-cell>
          <table:table-cell table:formula="of:=[.D61]/[.D$152]" office:value-type="float" office:value="0.56" calcext:value-type="float">
            <text:p>0.5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.5" calcext:value-type="float">
            <text:p>3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ris-versicolor</text:p>
          </table:table-cell>
          <table:table-cell table:formula="of:=[.A62]/[.A$152]" office:value-type="float" office:value="0.632911392405063" calcext:value-type="float">
            <text:p>0.6329113924</text:p>
          </table:table-cell>
          <table:table-cell table:formula="of:=[.B62]/[.B$152]" office:value-type="float" office:value="0.454545454545455" calcext:value-type="float">
            <text:p>0.4545454545</text:p>
          </table:table-cell>
          <table:table-cell table:formula="of:=[.C62]/[.C$152]" office:value-type="float" office:value="0.507246376811594" calcext:value-type="float">
            <text:p>0.5072463768</text:p>
          </table:table-cell>
          <table:table-cell table:formula="of:=[.D62]/[.D$152]" office:value-type="float" office:value="0.4" calcext:value-type="float">
            <text:p>0.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.9" calcext:value-type="float">
            <text:p>5.9</text:p>
          </table:table-cell>
          <table:table-cell office:value-type="float" office:value="3" calcext:value-type="float">
            <text:p>3</text:p>
          </table:table-cell>
          <table:table-cell office:value-type="float" office:value="4.2" calcext:value-type="float">
            <text:p>4.2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Iris-versicolor</text:p>
          </table:table-cell>
          <table:table-cell table:formula="of:=[.A63]/[.A$152]" office:value-type="float" office:value="0.746835443037975" calcext:value-type="float">
            <text:p>0.746835443</text:p>
          </table:table-cell>
          <table:table-cell table:formula="of:=[.B63]/[.B$152]" office:value-type="float" office:value="0.681818181818182" calcext:value-type="float">
            <text:p>0.6818181818</text:p>
          </table:table-cell>
          <table:table-cell table:formula="of:=[.C63]/[.C$152]" office:value-type="float" office:value="0.608695652173913" calcext:value-type="float">
            <text:p>0.6086956522</text:p>
          </table:table-cell>
          <table:table-cell table:formula="of:=[.D63]/[.D$152]" office:value-type="float" office:value="0.6" calcext:value-type="float">
            <text:p>0.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.2" calcext:value-type="float">
            <text:p>2.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ris-versicolor</text:p>
          </table:table-cell>
          <table:table-cell table:formula="of:=[.A64]/[.A$152]" office:value-type="float" office:value="0.759493670886076" calcext:value-type="float">
            <text:p>0.7594936709</text:p>
          </table:table-cell>
          <table:table-cell table:formula="of:=[.B64]/[.B$152]" office:value-type="float" office:value="0.5" calcext:value-type="float">
            <text:p>0.5</text:p>
          </table:table-cell>
          <table:table-cell table:formula="of:=[.C64]/[.C$152]" office:value-type="float" office:value="0.579710144927536" calcext:value-type="float">
            <text:p>0.5797101449</text:p>
          </table:table-cell>
          <table:table-cell table:formula="of:=[.D64]/[.D$152]" office:value-type="float" office:value="0.4" calcext:value-type="float">
            <text:p>0.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2.9" calcext:value-type="float">
            <text:p>2.9</text:p>
          </table:table-cell>
          <table:table-cell office:value-type="float" office:value="4.7" calcext:value-type="float">
            <text:p>4.7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Iris-versicolor</text:p>
          </table:table-cell>
          <table:table-cell table:formula="of:=[.A65]/[.A$152]" office:value-type="float" office:value="0.772151898734177" calcext:value-type="float">
            <text:p>0.7721518987</text:p>
          </table:table-cell>
          <table:table-cell table:formula="of:=[.B65]/[.B$152]" office:value-type="float" office:value="0.659090909090909" calcext:value-type="float">
            <text:p>0.6590909091</text:p>
          </table:table-cell>
          <table:table-cell table:formula="of:=[.C65]/[.C$152]" office:value-type="float" office:value="0.681159420289855" calcext:value-type="float">
            <text:p>0.6811594203</text:p>
          </table:table-cell>
          <table:table-cell table:formula="of:=[.D65]/[.D$152]" office:value-type="float" office:value="0.56" calcext:value-type="float">
            <text:p>0.5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.6" calcext:value-type="float">
            <text:p>5.6</text:p>
          </table:table-cell>
          <table:table-cell office:value-type="float" office:value="2.9" calcext:value-type="float">
            <text:p>2.9</text:p>
          </table:table-cell>
          <table:table-cell office:value-type="float" office:value="3.6" calcext:value-type="float">
            <text:p>3.6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Iris-versicolor</text:p>
          </table:table-cell>
          <table:table-cell table:formula="of:=[.A66]/[.A$152]" office:value-type="float" office:value="0.708860759493671" calcext:value-type="float">
            <text:p>0.7088607595</text:p>
          </table:table-cell>
          <table:table-cell table:formula="of:=[.B66]/[.B$152]" office:value-type="float" office:value="0.659090909090909" calcext:value-type="float">
            <text:p>0.6590909091</text:p>
          </table:table-cell>
          <table:table-cell table:formula="of:=[.C66]/[.C$152]" office:value-type="float" office:value="0.521739130434783" calcext:value-type="float">
            <text:p>0.5217391304</text:p>
          </table:table-cell>
          <table:table-cell table:formula="of:=[.D66]/[.D$152]" office:value-type="float" office:value="0.52" calcext:value-type="float">
            <text:p>0.5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3.1" calcext:value-type="float">
            <text:p>3.1</text:p>
          </table:table-cell>
          <table:table-cell office:value-type="float" office:value="4.4" calcext:value-type="float">
            <text:p>4.4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Iris-versicolor</text:p>
          </table:table-cell>
          <table:table-cell table:formula="of:=[.A67]/[.A$152]" office:value-type="float" office:value="0.848101265822785" calcext:value-type="float">
            <text:p>0.8481012658</text:p>
          </table:table-cell>
          <table:table-cell table:formula="of:=[.B67]/[.B$152]" office:value-type="float" office:value="0.704545454545454" calcext:value-type="float">
            <text:p>0.7045454545</text:p>
          </table:table-cell>
          <table:table-cell table:formula="of:=[.C67]/[.C$152]" office:value-type="float" office:value="0.63768115942029" calcext:value-type="float">
            <text:p>0.6376811594</text:p>
          </table:table-cell>
          <table:table-cell table:formula="of:=[.D67]/[.D$152]" office:value-type="float" office:value="0.56" calcext:value-type="float">
            <text:p>0.5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.6" calcext:value-type="float">
            <text:p>5.6</text:p>
          </table:table-cell>
          <table:table-cell office:value-type="float" office:value="3" calcext:value-type="float">
            <text:p>3</text:p>
          </table:table-cell>
          <table:table-cell office:value-type="float" office:value="4.5" calcext:value-type="float">
            <text:p>4.5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Iris-versicolor</text:p>
          </table:table-cell>
          <table:table-cell table:formula="of:=[.A68]/[.A$152]" office:value-type="float" office:value="0.708860759493671" calcext:value-type="float">
            <text:p>0.7088607595</text:p>
          </table:table-cell>
          <table:table-cell table:formula="of:=[.B68]/[.B$152]" office:value-type="float" office:value="0.681818181818182" calcext:value-type="float">
            <text:p>0.6818181818</text:p>
          </table:table-cell>
          <table:table-cell table:formula="of:=[.C68]/[.C$152]" office:value-type="float" office:value="0.652173913043478" calcext:value-type="float">
            <text:p>0.652173913</text:p>
          </table:table-cell>
          <table:table-cell table:formula="of:=[.D68]/[.D$152]" office:value-type="float" office:value="0.6" calcext:value-type="float">
            <text:p>0.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.8" calcext:value-type="float">
            <text:p>5.8</text:p>
          </table:table-cell>
          <table:table-cell office:value-type="float" office:value="2.7" calcext:value-type="float">
            <text:p>2.7</text:p>
          </table:table-cell>
          <table:table-cell office:value-type="float" office:value="4.1" calcext:value-type="float">
            <text:p>4.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ris-versicolor</text:p>
          </table:table-cell>
          <table:table-cell table:formula="of:=[.A69]/[.A$152]" office:value-type="float" office:value="0.734177215189873" calcext:value-type="float">
            <text:p>0.7341772152</text:p>
          </table:table-cell>
          <table:table-cell table:formula="of:=[.B69]/[.B$152]" office:value-type="float" office:value="0.613636363636364" calcext:value-type="float">
            <text:p>0.6136363636</text:p>
          </table:table-cell>
          <table:table-cell table:formula="of:=[.C69]/[.C$152]" office:value-type="float" office:value="0.594202898550724" calcext:value-type="float">
            <text:p>0.5942028986</text:p>
          </table:table-cell>
          <table:table-cell table:formula="of:=[.D69]/[.D$152]" office:value-type="float" office:value="0.4" calcext:value-type="float">
            <text:p>0.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.2" calcext:value-type="float">
            <text:p>6.2</text:p>
          </table:table-cell>
          <table:table-cell office:value-type="float" office:value="2.2" calcext:value-type="float">
            <text:p>2.2</text:p>
          </table:table-cell>
          <table:table-cell office:value-type="float" office:value="4.5" calcext:value-type="float">
            <text:p>4.5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Iris-versicolor</text:p>
          </table:table-cell>
          <table:table-cell table:formula="of:=[.A70]/[.A$152]" office:value-type="float" office:value="0.784810126582278" calcext:value-type="float">
            <text:p>0.7848101266</text:p>
          </table:table-cell>
          <table:table-cell table:formula="of:=[.B70]/[.B$152]" office:value-type="float" office:value="0.5" calcext:value-type="float">
            <text:p>0.5</text:p>
          </table:table-cell>
          <table:table-cell table:formula="of:=[.C70]/[.C$152]" office:value-type="float" office:value="0.652173913043478" calcext:value-type="float">
            <text:p>0.652173913</text:p>
          </table:table-cell>
          <table:table-cell table:formula="of:=[.D70]/[.D$152]" office:value-type="float" office:value="0.6" calcext:value-type="float">
            <text:p>0.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.6" calcext:value-type="float">
            <text:p>5.6</text:p>
          </table:table-cell>
          <table:table-cell office:value-type="float" office:value="2.5" calcext:value-type="float">
            <text:p>2.5</text:p>
          </table:table-cell>
          <table:table-cell office:value-type="float" office:value="3.9" calcext:value-type="float">
            <text:p>3.9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Iris-versicolor</text:p>
          </table:table-cell>
          <table:table-cell table:formula="of:=[.A71]/[.A$152]" office:value-type="float" office:value="0.708860759493671" calcext:value-type="float">
            <text:p>0.7088607595</text:p>
          </table:table-cell>
          <table:table-cell table:formula="of:=[.B71]/[.B$152]" office:value-type="float" office:value="0.568181818181818" calcext:value-type="float">
            <text:p>0.5681818182</text:p>
          </table:table-cell>
          <table:table-cell table:formula="of:=[.C71]/[.C$152]" office:value-type="float" office:value="0.565217391304348" calcext:value-type="float">
            <text:p>0.5652173913</text:p>
          </table:table-cell>
          <table:table-cell table:formula="of:=[.D71]/[.D$152]" office:value-type="float" office:value="0.44" calcext:value-type="float">
            <text:p>0.4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.9" calcext:value-type="float">
            <text:p>5.9</text:p>
          </table:table-cell>
          <table:table-cell office:value-type="float" office:value="3.2" calcext:value-type="float">
            <text:p>3.2</text:p>
          </table:table-cell>
          <table:table-cell office:value-type="float" office:value="4.8" calcext:value-type="float">
            <text:p>4.8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Iris-versicolor</text:p>
          </table:table-cell>
          <table:table-cell table:formula="of:=[.A72]/[.A$152]" office:value-type="float" office:value="0.746835443037975" calcext:value-type="float">
            <text:p>0.746835443</text:p>
          </table:table-cell>
          <table:table-cell table:formula="of:=[.B72]/[.B$152]" office:value-type="float" office:value="0.727272727272727" calcext:value-type="float">
            <text:p>0.7272727273</text:p>
          </table:table-cell>
          <table:table-cell table:formula="of:=[.C72]/[.C$152]" office:value-type="float" office:value="0.695652173913043" calcext:value-type="float">
            <text:p>0.6956521739</text:p>
          </table:table-cell>
          <table:table-cell table:formula="of:=[.D72]/[.D$152]" office:value-type="float" office:value="0.72" calcext:value-type="float">
            <text:p>0.7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2.8" calcext:value-type="float">
            <text:p>2.8</text:p>
          </table:table-cell>
          <table:table-cell office:value-type="float" office:value="4" calcext:value-type="float">
            <text:p>4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Iris-versicolor</text:p>
          </table:table-cell>
          <table:table-cell table:formula="of:=[.A73]/[.A$152]" office:value-type="float" office:value="0.772151898734177" calcext:value-type="float">
            <text:p>0.7721518987</text:p>
          </table:table-cell>
          <table:table-cell table:formula="of:=[.B73]/[.B$152]" office:value-type="float" office:value="0.636363636363636" calcext:value-type="float">
            <text:p>0.6363636364</text:p>
          </table:table-cell>
          <table:table-cell table:formula="of:=[.C73]/[.C$152]" office:value-type="float" office:value="0.579710144927536" calcext:value-type="float">
            <text:p>0.5797101449</text:p>
          </table:table-cell>
          <table:table-cell table:formula="of:=[.D73]/[.D$152]" office:value-type="float" office:value="0.52" calcext:value-type="float">
            <text:p>0.5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.3" calcext:value-type="float">
            <text:p>6.3</text:p>
          </table:table-cell>
          <table:table-cell office:value-type="float" office:value="2.5" calcext:value-type="float">
            <text:p>2.5</text:p>
          </table:table-cell>
          <table:table-cell office:value-type="float" office:value="4.9" calcext:value-type="float">
            <text:p>4.9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Iris-versicolor</text:p>
          </table:table-cell>
          <table:table-cell table:formula="of:=[.A74]/[.A$152]" office:value-type="float" office:value="0.79746835443038" calcext:value-type="float">
            <text:p>0.7974683544</text:p>
          </table:table-cell>
          <table:table-cell table:formula="of:=[.B74]/[.B$152]" office:value-type="float" office:value="0.568181818181818" calcext:value-type="float">
            <text:p>0.5681818182</text:p>
          </table:table-cell>
          <table:table-cell table:formula="of:=[.C74]/[.C$152]" office:value-type="float" office:value="0.710144927536232" calcext:value-type="float">
            <text:p>0.7101449275</text:p>
          </table:table-cell>
          <table:table-cell table:formula="of:=[.D74]/[.D$152]" office:value-type="float" office:value="0.6" calcext:value-type="float">
            <text:p>0.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2.8" calcext:value-type="float">
            <text:p>2.8</text:p>
          </table:table-cell>
          <table:table-cell office:value-type="float" office:value="4.7" calcext:value-type="float">
            <text:p>4.7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Iris-versicolor</text:p>
          </table:table-cell>
          <table:table-cell table:formula="of:=[.A75]/[.A$152]" office:value-type="float" office:value="0.772151898734177" calcext:value-type="float">
            <text:p>0.7721518987</text:p>
          </table:table-cell>
          <table:table-cell table:formula="of:=[.B75]/[.B$152]" office:value-type="float" office:value="0.636363636363636" calcext:value-type="float">
            <text:p>0.6363636364</text:p>
          </table:table-cell>
          <table:table-cell table:formula="of:=[.C75]/[.C$152]" office:value-type="float" office:value="0.681159420289855" calcext:value-type="float">
            <text:p>0.6811594203</text:p>
          </table:table-cell>
          <table:table-cell table:formula="of:=[.D75]/[.D$152]" office:value-type="float" office:value="0.48" calcext:value-type="float">
            <text:p>0.4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.4" calcext:value-type="float">
            <text:p>6.4</text:p>
          </table:table-cell>
          <table:table-cell office:value-type="float" office:value="2.9" calcext:value-type="float">
            <text:p>2.9</text:p>
          </table:table-cell>
          <table:table-cell office:value-type="float" office:value="4.3" calcext:value-type="float">
            <text:p>4.3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Iris-versicolor</text:p>
          </table:table-cell>
          <table:table-cell table:formula="of:=[.A76]/[.A$152]" office:value-type="float" office:value="0.810126582278481" calcext:value-type="float">
            <text:p>0.8101265823</text:p>
          </table:table-cell>
          <table:table-cell table:formula="of:=[.B76]/[.B$152]" office:value-type="float" office:value="0.659090909090909" calcext:value-type="float">
            <text:p>0.6590909091</text:p>
          </table:table-cell>
          <table:table-cell table:formula="of:=[.C76]/[.C$152]" office:value-type="float" office:value="0.623188405797101" calcext:value-type="float">
            <text:p>0.6231884058</text:p>
          </table:table-cell>
          <table:table-cell table:formula="of:=[.D76]/[.D$152]" office:value-type="float" office:value="0.52" calcext:value-type="float">
            <text:p>0.5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.6" calcext:value-type="float">
            <text:p>6.6</text:p>
          </table:table-cell>
          <table:table-cell office:value-type="float" office:value="3" calcext:value-type="float">
            <text:p>3</text:p>
          </table:table-cell>
          <table:table-cell office:value-type="float" office:value="4.4" calcext:value-type="float">
            <text:p>4.4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Iris-versicolor</text:p>
          </table:table-cell>
          <table:table-cell table:formula="of:=[.A77]/[.A$152]" office:value-type="float" office:value="0.835443037974683" calcext:value-type="float">
            <text:p>0.835443038</text:p>
          </table:table-cell>
          <table:table-cell table:formula="of:=[.B77]/[.B$152]" office:value-type="float" office:value="0.681818181818182" calcext:value-type="float">
            <text:p>0.6818181818</text:p>
          </table:table-cell>
          <table:table-cell table:formula="of:=[.C77]/[.C$152]" office:value-type="float" office:value="0.63768115942029" calcext:value-type="float">
            <text:p>0.6376811594</text:p>
          </table:table-cell>
          <table:table-cell table:formula="of:=[.D77]/[.D$152]" office:value-type="float" office:value="0.56" calcext:value-type="float">
            <text:p>0.5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.8" calcext:value-type="float">
            <text:p>6.8</text:p>
          </table:table-cell>
          <table:table-cell office:value-type="float" office:value="2.8" calcext:value-type="float">
            <text:p>2.8</text:p>
          </table:table-cell>
          <table:table-cell office:value-type="float" office:value="4.8" calcext:value-type="float">
            <text:p>4.8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Iris-versicolor</text:p>
          </table:table-cell>
          <table:table-cell table:formula="of:=[.A78]/[.A$152]" office:value-type="float" office:value="0.860759493670886" calcext:value-type="float">
            <text:p>0.8607594937</text:p>
          </table:table-cell>
          <table:table-cell table:formula="of:=[.B78]/[.B$152]" office:value-type="float" office:value="0.636363636363636" calcext:value-type="float">
            <text:p>0.6363636364</text:p>
          </table:table-cell>
          <table:table-cell table:formula="of:=[.C78]/[.C$152]" office:value-type="float" office:value="0.695652173913043" calcext:value-type="float">
            <text:p>0.6956521739</text:p>
          </table:table-cell>
          <table:table-cell table:formula="of:=[.D78]/[.D$152]" office:value-type="float" office:value="0.56" calcext:value-type="float">
            <text:p>0.5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Iris-versicolor</text:p>
          </table:table-cell>
          <table:table-cell table:formula="of:=[.A79]/[.A$152]" office:value-type="float" office:value="0.848101265822785" calcext:value-type="float">
            <text:p>0.8481012658</text:p>
          </table:table-cell>
          <table:table-cell table:formula="of:=[.B79]/[.B$152]" office:value-type="float" office:value="0.681818181818182" calcext:value-type="float">
            <text:p>0.6818181818</text:p>
          </table:table-cell>
          <table:table-cell table:formula="of:=[.C79]/[.C$152]" office:value-type="float" office:value="0.72463768115942" calcext:value-type="float">
            <text:p>0.7246376812</text:p>
          </table:table-cell>
          <table:table-cell table:formula="of:=[.D79]/[.D$152]" office:value-type="float" office:value="0.68" calcext:value-type="float">
            <text:p>0.6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.9" calcext:value-type="float">
            <text:p>2.9</text:p>
          </table:table-cell>
          <table:table-cell office:value-type="float" office:value="4.5" calcext:value-type="float">
            <text:p>4.5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Iris-versicolor</text:p>
          </table:table-cell>
          <table:table-cell table:formula="of:=[.A80]/[.A$152]" office:value-type="float" office:value="0.759493670886076" calcext:value-type="float">
            <text:p>0.7594936709</text:p>
          </table:table-cell>
          <table:table-cell table:formula="of:=[.B80]/[.B$152]" office:value-type="float" office:value="0.659090909090909" calcext:value-type="float">
            <text:p>0.6590909091</text:p>
          </table:table-cell>
          <table:table-cell table:formula="of:=[.C80]/[.C$152]" office:value-type="float" office:value="0.652173913043478" calcext:value-type="float">
            <text:p>0.652173913</text:p>
          </table:table-cell>
          <table:table-cell table:formula="of:=[.D80]/[.D$152]" office:value-type="float" office:value="0.6" calcext:value-type="float">
            <text:p>0.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.7" calcext:value-type="float">
            <text:p>5.7</text:p>
          </table:table-cell>
          <table:table-cell office:value-type="float" office:value="2.6" calcext:value-type="float">
            <text:p>2.6</text:p>
          </table:table-cell>
          <table:table-cell office:value-type="float" office:value="3.5" calcext:value-type="float">
            <text:p>3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ris-versicolor</text:p>
          </table:table-cell>
          <table:table-cell table:formula="of:=[.A81]/[.A$152]" office:value-type="float" office:value="0.721518987341772" calcext:value-type="float">
            <text:p>0.7215189873</text:p>
          </table:table-cell>
          <table:table-cell table:formula="of:=[.B81]/[.B$152]" office:value-type="float" office:value="0.590909090909091" calcext:value-type="float">
            <text:p>0.5909090909</text:p>
          </table:table-cell>
          <table:table-cell table:formula="of:=[.C81]/[.C$152]" office:value-type="float" office:value="0.507246376811594" calcext:value-type="float">
            <text:p>0.5072463768</text:p>
          </table:table-cell>
          <table:table-cell table:formula="of:=[.D81]/[.D$152]" office:value-type="float" office:value="0.4" calcext:value-type="float">
            <text:p>0.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2.4" calcext:value-type="float">
            <text:p>2.4</text:p>
          </table:table-cell>
          <table:table-cell office:value-type="float" office:value="3.8" calcext:value-type="float">
            <text:p>3.8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Iris-versicolor</text:p>
          </table:table-cell>
          <table:table-cell table:formula="of:=[.A82]/[.A$152]" office:value-type="float" office:value="0.69620253164557" calcext:value-type="float">
            <text:p>0.6962025316</text:p>
          </table:table-cell>
          <table:table-cell table:formula="of:=[.B82]/[.B$152]" office:value-type="float" office:value="0.545454545454545" calcext:value-type="float">
            <text:p>0.5454545455</text:p>
          </table:table-cell>
          <table:table-cell table:formula="of:=[.C82]/[.C$152]" office:value-type="float" office:value="0.550724637681159" calcext:value-type="float">
            <text:p>0.5507246377</text:p>
          </table:table-cell>
          <table:table-cell table:formula="of:=[.D82]/[.D$152]" office:value-type="float" office:value="0.44" calcext:value-type="float">
            <text:p>0.4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2.4" calcext:value-type="float">
            <text:p>2.4</text:p>
          </table:table-cell>
          <table:table-cell office:value-type="float" office:value="3.7" calcext:value-type="float">
            <text:p>3.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ris-versicolor</text:p>
          </table:table-cell>
          <table:table-cell table:formula="of:=[.A83]/[.A$152]" office:value-type="float" office:value="0.69620253164557" calcext:value-type="float">
            <text:p>0.6962025316</text:p>
          </table:table-cell>
          <table:table-cell table:formula="of:=[.B83]/[.B$152]" office:value-type="float" office:value="0.545454545454545" calcext:value-type="float">
            <text:p>0.5454545455</text:p>
          </table:table-cell>
          <table:table-cell table:formula="of:=[.C83]/[.C$152]" office:value-type="float" office:value="0.536231884057971" calcext:value-type="float">
            <text:p>0.5362318841</text:p>
          </table:table-cell>
          <table:table-cell table:formula="of:=[.D83]/[.D$152]" office:value-type="float" office:value="0.4" calcext:value-type="float">
            <text:p>0.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.8" calcext:value-type="float">
            <text:p>5.8</text:p>
          </table:table-cell>
          <table:table-cell office:value-type="float" office:value="2.7" calcext:value-type="float">
            <text:p>2.7</text:p>
          </table:table-cell>
          <table:table-cell office:value-type="float" office:value="3.9" calcext:value-type="float">
            <text:p>3.9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Iris-versicolor</text:p>
          </table:table-cell>
          <table:table-cell table:formula="of:=[.A84]/[.A$152]" office:value-type="float" office:value="0.734177215189873" calcext:value-type="float">
            <text:p>0.7341772152</text:p>
          </table:table-cell>
          <table:table-cell table:formula="of:=[.B84]/[.B$152]" office:value-type="float" office:value="0.613636363636364" calcext:value-type="float">
            <text:p>0.6136363636</text:p>
          </table:table-cell>
          <table:table-cell table:formula="of:=[.C84]/[.C$152]" office:value-type="float" office:value="0.565217391304348" calcext:value-type="float">
            <text:p>0.5652173913</text:p>
          </table:table-cell>
          <table:table-cell table:formula="of:=[.D84]/[.D$152]" office:value-type="float" office:value="0.48" calcext:value-type="float">
            <text:p>0.4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.7" calcext:value-type="float">
            <text:p>2.7</text:p>
          </table:table-cell>
          <table:table-cell office:value-type="float" office:value="5.1" calcext:value-type="float">
            <text:p>5.1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Iris-versicolor</text:p>
          </table:table-cell>
          <table:table-cell table:formula="of:=[.A85]/[.A$152]" office:value-type="float" office:value="0.759493670886076" calcext:value-type="float">
            <text:p>0.7594936709</text:p>
          </table:table-cell>
          <table:table-cell table:formula="of:=[.B85]/[.B$152]" office:value-type="float" office:value="0.613636363636364" calcext:value-type="float">
            <text:p>0.6136363636</text:p>
          </table:table-cell>
          <table:table-cell table:formula="of:=[.C85]/[.C$152]" office:value-type="float" office:value="0.739130434782609" calcext:value-type="float">
            <text:p>0.7391304348</text:p>
          </table:table-cell>
          <table:table-cell table:formula="of:=[.D85]/[.D$152]" office:value-type="float" office:value="0.64" calcext:value-type="float">
            <text:p>0.6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float" office:value="3" calcext:value-type="float">
            <text:p>3</text:p>
          </table:table-cell>
          <table:table-cell office:value-type="float" office:value="4.5" calcext:value-type="float">
            <text:p>4.5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Iris-versicolor</text:p>
          </table:table-cell>
          <table:table-cell table:formula="of:=[.A86]/[.A$152]" office:value-type="float" office:value="0.683544303797468" calcext:value-type="float">
            <text:p>0.6835443038</text:p>
          </table:table-cell>
          <table:table-cell table:formula="of:=[.B86]/[.B$152]" office:value-type="float" office:value="0.681818181818182" calcext:value-type="float">
            <text:p>0.6818181818</text:p>
          </table:table-cell>
          <table:table-cell table:formula="of:=[.C86]/[.C$152]" office:value-type="float" office:value="0.652173913043478" calcext:value-type="float">
            <text:p>0.652173913</text:p>
          </table:table-cell>
          <table:table-cell table:formula="of:=[.D86]/[.D$152]" office:value-type="float" office:value="0.6" calcext:value-type="float">
            <text:p>0.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.4" calcext:value-type="float">
            <text:p>3.4</text:p>
          </table:table-cell>
          <table:table-cell office:value-type="float" office:value="4.5" calcext:value-type="float">
            <text:p>4.5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Iris-versicolor</text:p>
          </table:table-cell>
          <table:table-cell table:formula="of:=[.A87]/[.A$152]" office:value-type="float" office:value="0.759493670886076" calcext:value-type="float">
            <text:p>0.7594936709</text:p>
          </table:table-cell>
          <table:table-cell table:formula="of:=[.B87]/[.B$152]" office:value-type="float" office:value="0.772727272727273" calcext:value-type="float">
            <text:p>0.7727272727</text:p>
          </table:table-cell>
          <table:table-cell table:formula="of:=[.C87]/[.C$152]" office:value-type="float" office:value="0.652173913043478" calcext:value-type="float">
            <text:p>0.652173913</text:p>
          </table:table-cell>
          <table:table-cell table:formula="of:=[.D87]/[.D$152]" office:value-type="float" office:value="0.64" calcext:value-type="float">
            <text:p>0.6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3.1" calcext:value-type="float">
            <text:p>3.1</text:p>
          </table:table-cell>
          <table:table-cell office:value-type="float" office:value="4.7" calcext:value-type="float">
            <text:p>4.7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Iris-versicolor</text:p>
          </table:table-cell>
          <table:table-cell table:formula="of:=[.A88]/[.A$152]" office:value-type="float" office:value="0.848101265822785" calcext:value-type="float">
            <text:p>0.8481012658</text:p>
          </table:table-cell>
          <table:table-cell table:formula="of:=[.B88]/[.B$152]" office:value-type="float" office:value="0.704545454545454" calcext:value-type="float">
            <text:p>0.7045454545</text:p>
          </table:table-cell>
          <table:table-cell table:formula="of:=[.C88]/[.C$152]" office:value-type="float" office:value="0.681159420289855" calcext:value-type="float">
            <text:p>0.6811594203</text:p>
          </table:table-cell>
          <table:table-cell table:formula="of:=[.D88]/[.D$152]" office:value-type="float" office:value="0.6" calcext:value-type="float">
            <text:p>0.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.3" calcext:value-type="float">
            <text:p>6.3</text:p>
          </table:table-cell>
          <table:table-cell office:value-type="float" office:value="2.3" calcext:value-type="float">
            <text:p>2.3</text:p>
          </table:table-cell>
          <table:table-cell office:value-type="float" office:value="4.4" calcext:value-type="float">
            <text:p>4.4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Iris-versicolor</text:p>
          </table:table-cell>
          <table:table-cell table:formula="of:=[.A89]/[.A$152]" office:value-type="float" office:value="0.79746835443038" calcext:value-type="float">
            <text:p>0.7974683544</text:p>
          </table:table-cell>
          <table:table-cell table:formula="of:=[.B89]/[.B$152]" office:value-type="float" office:value="0.522727272727273" calcext:value-type="float">
            <text:p>0.5227272727</text:p>
          </table:table-cell>
          <table:table-cell table:formula="of:=[.C89]/[.C$152]" office:value-type="float" office:value="0.63768115942029" calcext:value-type="float">
            <text:p>0.6376811594</text:p>
          </table:table-cell>
          <table:table-cell table:formula="of:=[.D89]/[.D$152]" office:value-type="float" office:value="0.52" calcext:value-type="float">
            <text:p>0.5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.6" calcext:value-type="float">
            <text:p>5.6</text:p>
          </table:table-cell>
          <table:table-cell office:value-type="float" office:value="3" calcext:value-type="float">
            <text:p>3</text:p>
          </table:table-cell>
          <table:table-cell office:value-type="float" office:value="4.1" calcext:value-type="float">
            <text:p>4.1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Iris-versicolor</text:p>
          </table:table-cell>
          <table:table-cell table:formula="of:=[.A90]/[.A$152]" office:value-type="float" office:value="0.708860759493671" calcext:value-type="float">
            <text:p>0.7088607595</text:p>
          </table:table-cell>
          <table:table-cell table:formula="of:=[.B90]/[.B$152]" office:value-type="float" office:value="0.681818181818182" calcext:value-type="float">
            <text:p>0.6818181818</text:p>
          </table:table-cell>
          <table:table-cell table:formula="of:=[.C90]/[.C$152]" office:value-type="float" office:value="0.594202898550724" calcext:value-type="float">
            <text:p>0.5942028986</text:p>
          </table:table-cell>
          <table:table-cell table:formula="of:=[.D90]/[.D$152]" office:value-type="float" office:value="0.52" calcext:value-type="float">
            <text:p>0.5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2.5" calcext:value-type="float">
            <text:p>2.5</text:p>
          </table:table-cell>
          <table:table-cell office:value-type="float" office:value="4" calcext:value-type="float">
            <text:p>4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Iris-versicolor</text:p>
          </table:table-cell>
          <table:table-cell table:formula="of:=[.A91]/[.A$152]" office:value-type="float" office:value="0.69620253164557" calcext:value-type="float">
            <text:p>0.6962025316</text:p>
          </table:table-cell>
          <table:table-cell table:formula="of:=[.B91]/[.B$152]" office:value-type="float" office:value="0.568181818181818" calcext:value-type="float">
            <text:p>0.5681818182</text:p>
          </table:table-cell>
          <table:table-cell table:formula="of:=[.C91]/[.C$152]" office:value-type="float" office:value="0.579710144927536" calcext:value-type="float">
            <text:p>0.5797101449</text:p>
          </table:table-cell>
          <table:table-cell table:formula="of:=[.D91]/[.D$152]" office:value-type="float" office:value="0.52" calcext:value-type="float">
            <text:p>0.5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2.6" calcext:value-type="float">
            <text:p>2.6</text:p>
          </table:table-cell>
          <table:table-cell office:value-type="float" office:value="4.4" calcext:value-type="float">
            <text:p>4.4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Iris-versicolor</text:p>
          </table:table-cell>
          <table:table-cell table:formula="of:=[.A92]/[.A$152]" office:value-type="float" office:value="0.69620253164557" calcext:value-type="float">
            <text:p>0.6962025316</text:p>
          </table:table-cell>
          <table:table-cell table:formula="of:=[.B92]/[.B$152]" office:value-type="float" office:value="0.590909090909091" calcext:value-type="float">
            <text:p>0.5909090909</text:p>
          </table:table-cell>
          <table:table-cell table:formula="of:=[.C92]/[.C$152]" office:value-type="float" office:value="0.63768115942029" calcext:value-type="float">
            <text:p>0.6376811594</text:p>
          </table:table-cell>
          <table:table-cell table:formula="of:=[.D92]/[.D$152]" office:value-type="float" office:value="0.48" calcext:value-type="float">
            <text:p>0.4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3" calcext:value-type="float">
            <text:p>3</text:p>
          </table:table-cell>
          <table:table-cell office:value-type="float" office:value="4.6" calcext:value-type="float">
            <text:p>4.6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Iris-versicolor</text:p>
          </table:table-cell>
          <table:table-cell table:formula="of:=[.A93]/[.A$152]" office:value-type="float" office:value="0.772151898734177" calcext:value-type="float">
            <text:p>0.7721518987</text:p>
          </table:table-cell>
          <table:table-cell table:formula="of:=[.B93]/[.B$152]" office:value-type="float" office:value="0.681818181818182" calcext:value-type="float">
            <text:p>0.6818181818</text:p>
          </table:table-cell>
          <table:table-cell table:formula="of:=[.C93]/[.C$152]" office:value-type="float" office:value="0.666666666666667" calcext:value-type="float">
            <text:p>0.6666666667</text:p>
          </table:table-cell>
          <table:table-cell table:formula="of:=[.D93]/[.D$152]" office:value-type="float" office:value="0.56" calcext:value-type="float">
            <text:p>0.5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.8" calcext:value-type="float">
            <text:p>5.8</text:p>
          </table:table-cell>
          <table:table-cell office:value-type="float" office:value="2.6" calcext:value-type="float">
            <text:p>2.6</text:p>
          </table:table-cell>
          <table:table-cell office:value-type="float" office:value="4" calcext:value-type="float">
            <text:p>4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Iris-versicolor</text:p>
          </table:table-cell>
          <table:table-cell table:formula="of:=[.A94]/[.A$152]" office:value-type="float" office:value="0.734177215189873" calcext:value-type="float">
            <text:p>0.7341772152</text:p>
          </table:table-cell>
          <table:table-cell table:formula="of:=[.B94]/[.B$152]" office:value-type="float" office:value="0.590909090909091" calcext:value-type="float">
            <text:p>0.5909090909</text:p>
          </table:table-cell>
          <table:table-cell table:formula="of:=[.C94]/[.C$152]" office:value-type="float" office:value="0.579710144927536" calcext:value-type="float">
            <text:p>0.5797101449</text:p>
          </table:table-cell>
          <table:table-cell table:formula="of:=[.D94]/[.D$152]" office:value-type="float" office:value="0.48" calcext:value-type="float">
            <text:p>0.4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.3" calcext:value-type="float">
            <text:p>2.3</text:p>
          </table:table-cell>
          <table:table-cell office:value-type="float" office:value="3.3" calcext:value-type="float">
            <text:p>3.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ris-versicolor</text:p>
          </table:table-cell>
          <table:table-cell table:formula="of:=[.A95]/[.A$152]" office:value-type="float" office:value="0.632911392405063" calcext:value-type="float">
            <text:p>0.6329113924</text:p>
          </table:table-cell>
          <table:table-cell table:formula="of:=[.B95]/[.B$152]" office:value-type="float" office:value="0.522727272727273" calcext:value-type="float">
            <text:p>0.5227272727</text:p>
          </table:table-cell>
          <table:table-cell table:formula="of:=[.C95]/[.C$152]" office:value-type="float" office:value="0.478260869565217" calcext:value-type="float">
            <text:p>0.4782608696</text:p>
          </table:table-cell>
          <table:table-cell table:formula="of:=[.D95]/[.D$152]" office:value-type="float" office:value="0.4" calcext:value-type="float">
            <text:p>0.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.6" calcext:value-type="float">
            <text:p>5.6</text:p>
          </table:table-cell>
          <table:table-cell office:value-type="float" office:value="2.7" calcext:value-type="float">
            <text:p>2.7</text:p>
          </table:table-cell>
          <table:table-cell office:value-type="float" office:value="4.2" calcext:value-type="float">
            <text:p>4.2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Iris-versicolor</text:p>
          </table:table-cell>
          <table:table-cell table:formula="of:=[.A96]/[.A$152]" office:value-type="float" office:value="0.708860759493671" calcext:value-type="float">
            <text:p>0.7088607595</text:p>
          </table:table-cell>
          <table:table-cell table:formula="of:=[.B96]/[.B$152]" office:value-type="float" office:value="0.613636363636364" calcext:value-type="float">
            <text:p>0.6136363636</text:p>
          </table:table-cell>
          <table:table-cell table:formula="of:=[.C96]/[.C$152]" office:value-type="float" office:value="0.608695652173913" calcext:value-type="float">
            <text:p>0.6086956522</text:p>
          </table:table-cell>
          <table:table-cell table:formula="of:=[.D96]/[.D$152]" office:value-type="float" office:value="0.52" calcext:value-type="float">
            <text:p>0.5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.7" calcext:value-type="float">
            <text:p>5.7</text:p>
          </table:table-cell>
          <table:table-cell office:value-type="float" office:value="3" calcext:value-type="float">
            <text:p>3</text:p>
          </table:table-cell>
          <table:table-cell office:value-type="float" office:value="4.2" calcext:value-type="float">
            <text:p>4.2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Iris-versicolor</text:p>
          </table:table-cell>
          <table:table-cell table:formula="of:=[.A97]/[.A$152]" office:value-type="float" office:value="0.721518987341772" calcext:value-type="float">
            <text:p>0.7215189873</text:p>
          </table:table-cell>
          <table:table-cell table:formula="of:=[.B97]/[.B$152]" office:value-type="float" office:value="0.681818181818182" calcext:value-type="float">
            <text:p>0.6818181818</text:p>
          </table:table-cell>
          <table:table-cell table:formula="of:=[.C97]/[.C$152]" office:value-type="float" office:value="0.608695652173913" calcext:value-type="float">
            <text:p>0.6086956522</text:p>
          </table:table-cell>
          <table:table-cell table:formula="of:=[.D97]/[.D$152]" office:value-type="float" office:value="0.48" calcext:value-type="float">
            <text:p>0.4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.7" calcext:value-type="float">
            <text:p>5.7</text:p>
          </table:table-cell>
          <table:table-cell office:value-type="float" office:value="2.9" calcext:value-type="float">
            <text:p>2.9</text:p>
          </table:table-cell>
          <table:table-cell office:value-type="float" office:value="4.2" calcext:value-type="float">
            <text:p>4.2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Iris-versicolor</text:p>
          </table:table-cell>
          <table:table-cell table:formula="of:=[.A98]/[.A$152]" office:value-type="float" office:value="0.721518987341772" calcext:value-type="float">
            <text:p>0.7215189873</text:p>
          </table:table-cell>
          <table:table-cell table:formula="of:=[.B98]/[.B$152]" office:value-type="float" office:value="0.659090909090909" calcext:value-type="float">
            <text:p>0.6590909091</text:p>
          </table:table-cell>
          <table:table-cell table:formula="of:=[.C98]/[.C$152]" office:value-type="float" office:value="0.608695652173913" calcext:value-type="float">
            <text:p>0.6086956522</text:p>
          </table:table-cell>
          <table:table-cell table:formula="of:=[.D98]/[.D$152]" office:value-type="float" office:value="0.52" calcext:value-type="float">
            <text:p>0.5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.2" calcext:value-type="float">
            <text:p>6.2</text:p>
          </table:table-cell>
          <table:table-cell office:value-type="float" office:value="2.9" calcext:value-type="float">
            <text:p>2.9</text:p>
          </table:table-cell>
          <table:table-cell office:value-type="float" office:value="4.3" calcext:value-type="float">
            <text:p>4.3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Iris-versicolor</text:p>
          </table:table-cell>
          <table:table-cell table:formula="of:=[.A99]/[.A$152]" office:value-type="float" office:value="0.784810126582278" calcext:value-type="float">
            <text:p>0.7848101266</text:p>
          </table:table-cell>
          <table:table-cell table:formula="of:=[.B99]/[.B$152]" office:value-type="float" office:value="0.659090909090909" calcext:value-type="float">
            <text:p>0.6590909091</text:p>
          </table:table-cell>
          <table:table-cell table:formula="of:=[.C99]/[.C$152]" office:value-type="float" office:value="0.623188405797101" calcext:value-type="float">
            <text:p>0.6231884058</text:p>
          </table:table-cell>
          <table:table-cell table:formula="of:=[.D99]/[.D$152]" office:value-type="float" office:value="0.52" calcext:value-type="float">
            <text:p>0.5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.1" calcext:value-type="float">
            <text:p>5.1</text:p>
          </table:table-cell>
          <table:table-cell office:value-type="float" office:value="2.5" calcext:value-type="float">
            <text:p>2.5</text:p>
          </table:table-cell>
          <table:table-cell office:value-type="float" office:value="3" calcext:value-type="float">
            <text:p>3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Iris-versicolor</text:p>
          </table:table-cell>
          <table:table-cell table:formula="of:=[.A100]/[.A$152]" office:value-type="float" office:value="0.645569620253164" calcext:value-type="float">
            <text:p>0.6455696203</text:p>
          </table:table-cell>
          <table:table-cell table:formula="of:=[.B100]/[.B$152]" office:value-type="float" office:value="0.568181818181818" calcext:value-type="float">
            <text:p>0.5681818182</text:p>
          </table:table-cell>
          <table:table-cell table:formula="of:=[.C100]/[.C$152]" office:value-type="float" office:value="0.434782608695652" calcext:value-type="float">
            <text:p>0.4347826087</text:p>
          </table:table-cell>
          <table:table-cell table:formula="of:=[.D100]/[.D$152]" office:value-type="float" office:value="0.44" calcext:value-type="float">
            <text:p>0.4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.7" calcext:value-type="float">
            <text:p>5.7</text:p>
          </table:table-cell>
          <table:table-cell office:value-type="float" office:value="2.8" calcext:value-type="float">
            <text:p>2.8</text:p>
          </table:table-cell>
          <table:table-cell office:value-type="float" office:value="4.1" calcext:value-type="float">
            <text:p>4.1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Iris-versicolor</text:p>
          </table:table-cell>
          <table:table-cell table:formula="of:=[.A101]/[.A$152]" office:value-type="float" office:value="0.721518987341772" calcext:value-type="float">
            <text:p>0.7215189873</text:p>
          </table:table-cell>
          <table:table-cell table:formula="of:=[.B101]/[.B$152]" office:value-type="float" office:value="0.636363636363636" calcext:value-type="float">
            <text:p>0.6363636364</text:p>
          </table:table-cell>
          <table:table-cell table:formula="of:=[.C101]/[.C$152]" office:value-type="float" office:value="0.594202898550724" calcext:value-type="float">
            <text:p>0.5942028986</text:p>
          </table:table-cell>
          <table:table-cell table:formula="of:=[.D101]/[.D$152]" office:value-type="float" office:value="0.52" calcext:value-type="float">
            <text:p>0.5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.3" calcext:value-type="float">
            <text:p>6.3</text:p>
          </table:table-cell>
          <table:table-cell office:value-type="float" office:value="3.3" calcext:value-type="float">
            <text:p>3.3</text:p>
          </table:table-cell>
          <table:table-cell office:value-type="float" office:value="6" calcext:value-type="float">
            <text:p>6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Iris-virginica</text:p>
          </table:table-cell>
          <table:table-cell table:formula="of:=[.A102]/[.A$152]" office:value-type="float" office:value="0.79746835443038" calcext:value-type="float">
            <text:p>0.7974683544</text:p>
          </table:table-cell>
          <table:table-cell table:formula="of:=[.B102]/[.B$152]" office:value-type="float" office:value="0.75" calcext:value-type="float">
            <text:p>0.75</text:p>
          </table:table-cell>
          <table:table-cell table:formula="of:=[.C102]/[.C$152]" office:value-type="float" office:value="0.869565217391304" calcext:value-type="float">
            <text:p>0.8695652174</text:p>
          </table:table-cell>
          <table:table-cell table:formula="of:=[.D102]/[.D$152]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.8" calcext:value-type="float">
            <text:p>5.8</text:p>
          </table:table-cell>
          <table:table-cell office:value-type="float" office:value="2.7" calcext:value-type="float">
            <text:p>2.7</text:p>
          </table:table-cell>
          <table:table-cell office:value-type="float" office:value="5.1" calcext:value-type="float">
            <text:p>5.1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Iris-virginica</text:p>
          </table:table-cell>
          <table:table-cell table:formula="of:=[.A103]/[.A$152]" office:value-type="float" office:value="0.734177215189873" calcext:value-type="float">
            <text:p>0.7341772152</text:p>
          </table:table-cell>
          <table:table-cell table:formula="of:=[.B103]/[.B$152]" office:value-type="float" office:value="0.613636363636364" calcext:value-type="float">
            <text:p>0.6136363636</text:p>
          </table:table-cell>
          <table:table-cell table:formula="of:=[.C103]/[.C$152]" office:value-type="float" office:value="0.739130434782609" calcext:value-type="float">
            <text:p>0.7391304348</text:p>
          </table:table-cell>
          <table:table-cell table:formula="of:=[.D103]/[.D$152]" office:value-type="float" office:value="0.76" calcext:value-type="float">
            <text:p>0.7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.1" calcext:value-type="float">
            <text:p>7.1</text:p>
          </table:table-cell>
          <table:table-cell office:value-type="float" office:value="3" calcext:value-type="float">
            <text:p>3</text:p>
          </table:table-cell>
          <table:table-cell office:value-type="float" office:value="5.9" calcext:value-type="float">
            <text:p>5.9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Iris-virginica</text:p>
          </table:table-cell>
          <table:table-cell table:formula="of:=[.A104]/[.A$152]" office:value-type="float" office:value="0.89873417721519" calcext:value-type="float">
            <text:p>0.8987341772</text:p>
          </table:table-cell>
          <table:table-cell table:formula="of:=[.B104]/[.B$152]" office:value-type="float" office:value="0.681818181818182" calcext:value-type="float">
            <text:p>0.6818181818</text:p>
          </table:table-cell>
          <table:table-cell table:formula="of:=[.C104]/[.C$152]" office:value-type="float" office:value="0.855072463768116" calcext:value-type="float">
            <text:p>0.8550724638</text:p>
          </table:table-cell>
          <table:table-cell table:formula="of:=[.D104]/[.D$152]" office:value-type="float" office:value="0.84" calcext:value-type="float">
            <text:p>0.8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.3" calcext:value-type="float">
            <text:p>6.3</text:p>
          </table:table-cell>
          <table:table-cell office:value-type="float" office:value="2.9" calcext:value-type="float">
            <text:p>2.9</text:p>
          </table:table-cell>
          <table:table-cell office:value-type="float" office:value="5.6" calcext:value-type="float">
            <text:p>5.6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Iris-virginica</text:p>
          </table:table-cell>
          <table:table-cell table:formula="of:=[.A105]/[.A$152]" office:value-type="float" office:value="0.79746835443038" calcext:value-type="float">
            <text:p>0.7974683544</text:p>
          </table:table-cell>
          <table:table-cell table:formula="of:=[.B105]/[.B$152]" office:value-type="float" office:value="0.659090909090909" calcext:value-type="float">
            <text:p>0.6590909091</text:p>
          </table:table-cell>
          <table:table-cell table:formula="of:=[.C105]/[.C$152]" office:value-type="float" office:value="0.811594202898551" calcext:value-type="float">
            <text:p>0.8115942029</text:p>
          </table:table-cell>
          <table:table-cell table:formula="of:=[.D105]/[.D$152]" office:value-type="float" office:value="0.72" calcext:value-type="float">
            <text:p>0.7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3" calcext:value-type="float">
            <text:p>3</text:p>
          </table:table-cell>
          <table:table-cell office:value-type="float" office:value="5.8" calcext:value-type="float">
            <text:p>5.8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Iris-virginica</text:p>
          </table:table-cell>
          <table:table-cell table:formula="of:=[.A106]/[.A$152]" office:value-type="float" office:value="0.822784810126582" calcext:value-type="float">
            <text:p>0.8227848101</text:p>
          </table:table-cell>
          <table:table-cell table:formula="of:=[.B106]/[.B$152]" office:value-type="float" office:value="0.681818181818182" calcext:value-type="float">
            <text:p>0.6818181818</text:p>
          </table:table-cell>
          <table:table-cell table:formula="of:=[.C106]/[.C$152]" office:value-type="float" office:value="0.840579710144927" calcext:value-type="float">
            <text:p>0.8405797101</text:p>
          </table:table-cell>
          <table:table-cell table:formula="of:=[.D106]/[.D$152]" office:value-type="float" office:value="0.88" calcext:value-type="float">
            <text:p>0.8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.6" calcext:value-type="float">
            <text:p>7.6</text:p>
          </table:table-cell>
          <table:table-cell office:value-type="float" office:value="3" calcext:value-type="float">
            <text:p>3</text:p>
          </table:table-cell>
          <table:table-cell office:value-type="float" office:value="6.6" calcext:value-type="float">
            <text:p>6.6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Iris-virginica</text:p>
          </table:table-cell>
          <table:table-cell table:formula="of:=[.A107]/[.A$152]" office:value-type="float" office:value="0.962025316455696" calcext:value-type="float">
            <text:p>0.9620253165</text:p>
          </table:table-cell>
          <table:table-cell table:formula="of:=[.B107]/[.B$152]" office:value-type="float" office:value="0.681818181818182" calcext:value-type="float">
            <text:p>0.6818181818</text:p>
          </table:table-cell>
          <table:table-cell table:formula="of:=[.C107]/[.C$152]" office:value-type="float" office:value="0.956521739130435" calcext:value-type="float">
            <text:p>0.9565217391</text:p>
          </table:table-cell>
          <table:table-cell table:formula="of:=[.D107]/[.D$152]" office:value-type="float" office:value="0.84" calcext:value-type="float">
            <text:p>0.8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.9" calcext:value-type="float">
            <text:p>4.9</text:p>
          </table:table-cell>
          <table:table-cell office:value-type="float" office:value="2.5" calcext:value-type="float">
            <text:p>2.5</text:p>
          </table:table-cell>
          <table:table-cell office:value-type="float" office:value="4.5" calcext:value-type="float">
            <text:p>4.5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Iris-virginica</text:p>
          </table:table-cell>
          <table:table-cell table:formula="of:=[.A108]/[.A$152]" office:value-type="float" office:value="0.620253164556962" calcext:value-type="float">
            <text:p>0.6202531646</text:p>
          </table:table-cell>
          <table:table-cell table:formula="of:=[.B108]/[.B$152]" office:value-type="float" office:value="0.568181818181818" calcext:value-type="float">
            <text:p>0.5681818182</text:p>
          </table:table-cell>
          <table:table-cell table:formula="of:=[.C108]/[.C$152]" office:value-type="float" office:value="0.652173913043478" calcext:value-type="float">
            <text:p>0.652173913</text:p>
          </table:table-cell>
          <table:table-cell table:formula="of:=[.D108]/[.D$152]" office:value-type="float" office:value="0.68" calcext:value-type="float">
            <text:p>0.6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.3" calcext:value-type="float">
            <text:p>7.3</text:p>
          </table:table-cell>
          <table:table-cell office:value-type="float" office:value="2.9" calcext:value-type="float">
            <text:p>2.9</text:p>
          </table:table-cell>
          <table:table-cell office:value-type="float" office:value="6.3" calcext:value-type="float">
            <text:p>6.3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Iris-virginica</text:p>
          </table:table-cell>
          <table:table-cell table:formula="of:=[.A109]/[.A$152]" office:value-type="float" office:value="0.924050632911392" calcext:value-type="float">
            <text:p>0.9240506329</text:p>
          </table:table-cell>
          <table:table-cell table:formula="of:=[.B109]/[.B$152]" office:value-type="float" office:value="0.659090909090909" calcext:value-type="float">
            <text:p>0.6590909091</text:p>
          </table:table-cell>
          <table:table-cell table:formula="of:=[.C109]/[.C$152]" office:value-type="float" office:value="0.91304347826087" calcext:value-type="float">
            <text:p>0.9130434783</text:p>
          </table:table-cell>
          <table:table-cell table:formula="of:=[.D109]/[.D$152]" office:value-type="float" office:value="0.72" calcext:value-type="float">
            <text:p>0.7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2.5" calcext:value-type="float">
            <text:p>2.5</text:p>
          </table:table-cell>
          <table:table-cell office:value-type="float" office:value="5.8" calcext:value-type="float">
            <text:p>5.8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Iris-virginica</text:p>
          </table:table-cell>
          <table:table-cell table:formula="of:=[.A110]/[.A$152]" office:value-type="float" office:value="0.848101265822785" calcext:value-type="float">
            <text:p>0.8481012658</text:p>
          </table:table-cell>
          <table:table-cell table:formula="of:=[.B110]/[.B$152]" office:value-type="float" office:value="0.568181818181818" calcext:value-type="float">
            <text:p>0.5681818182</text:p>
          </table:table-cell>
          <table:table-cell table:formula="of:=[.C110]/[.C$152]" office:value-type="float" office:value="0.840579710144927" calcext:value-type="float">
            <text:p>0.8405797101</text:p>
          </table:table-cell>
          <table:table-cell table:formula="of:=[.D110]/[.D$152]" office:value-type="float" office:value="0.72" calcext:value-type="float">
            <text:p>0.7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.2" calcext:value-type="float">
            <text:p>7.2</text:p>
          </table:table-cell>
          <table:table-cell office:value-type="float" office:value="3.6" calcext:value-type="float">
            <text:p>3.6</text:p>
          </table:table-cell>
          <table:table-cell office:value-type="float" office:value="6.1" calcext:value-type="float">
            <text:p>6.1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Iris-virginica</text:p>
          </table:table-cell>
          <table:table-cell table:formula="of:=[.A111]/[.A$152]" office:value-type="float" office:value="0.911392405063291" calcext:value-type="float">
            <text:p>0.9113924051</text:p>
          </table:table-cell>
          <table:table-cell table:formula="of:=[.B111]/[.B$152]" office:value-type="float" office:value="0.818181818181818" calcext:value-type="float">
            <text:p>0.8181818182</text:p>
          </table:table-cell>
          <table:table-cell table:formula="of:=[.C111]/[.C$152]" office:value-type="float" office:value="0.884057971014493" calcext:value-type="float">
            <text:p>0.884057971</text:p>
          </table:table-cell>
          <table:table-cell table:formula="of:=[.D111]/[.D$152]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3.2" calcext:value-type="float">
            <text:p>3.2</text:p>
          </table:table-cell>
          <table:table-cell office:value-type="float" office:value="5.1" calcext:value-type="float">
            <text:p>5.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ris-virginica</text:p>
          </table:table-cell>
          <table:table-cell table:formula="of:=[.A112]/[.A$152]" office:value-type="float" office:value="0.822784810126582" calcext:value-type="float">
            <text:p>0.8227848101</text:p>
          </table:table-cell>
          <table:table-cell table:formula="of:=[.B112]/[.B$152]" office:value-type="float" office:value="0.727272727272727" calcext:value-type="float">
            <text:p>0.7272727273</text:p>
          </table:table-cell>
          <table:table-cell table:formula="of:=[.C112]/[.C$152]" office:value-type="float" office:value="0.739130434782609" calcext:value-type="float">
            <text:p>0.7391304348</text:p>
          </table:table-cell>
          <table:table-cell table:formula="of:=[.D112]/[.D$152]" office:value-type="float" office:value="0.8" calcext:value-type="float">
            <text:p>0.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.4" calcext:value-type="float">
            <text:p>6.4</text:p>
          </table:table-cell>
          <table:table-cell office:value-type="float" office:value="2.7" calcext:value-type="float">
            <text:p>2.7</text:p>
          </table:table-cell>
          <table:table-cell office:value-type="float" office:value="5.3" calcext:value-type="float">
            <text:p>5.3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Iris-virginica</text:p>
          </table:table-cell>
          <table:table-cell table:formula="of:=[.A113]/[.A$152]" office:value-type="float" office:value="0.810126582278481" calcext:value-type="float">
            <text:p>0.8101265823</text:p>
          </table:table-cell>
          <table:table-cell table:formula="of:=[.B113]/[.B$152]" office:value-type="float" office:value="0.613636363636364" calcext:value-type="float">
            <text:p>0.6136363636</text:p>
          </table:table-cell>
          <table:table-cell table:formula="of:=[.C113]/[.C$152]" office:value-type="float" office:value="0.768115942028985" calcext:value-type="float">
            <text:p>0.768115942</text:p>
          </table:table-cell>
          <table:table-cell table:formula="of:=[.D113]/[.D$152]" office:value-type="float" office:value="0.76" calcext:value-type="float">
            <text:p>0.7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.8" calcext:value-type="float">
            <text:p>6.8</text:p>
          </table:table-cell>
          <table:table-cell office:value-type="float" office:value="3" calcext:value-type="float">
            <text:p>3</text:p>
          </table:table-cell>
          <table:table-cell office:value-type="float" office:value="5.5" calcext:value-type="float">
            <text:p>5.5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Iris-virginica</text:p>
          </table:table-cell>
          <table:table-cell table:formula="of:=[.A114]/[.A$152]" office:value-type="float" office:value="0.860759493670886" calcext:value-type="float">
            <text:p>0.8607594937</text:p>
          </table:table-cell>
          <table:table-cell table:formula="of:=[.B114]/[.B$152]" office:value-type="float" office:value="0.681818181818182" calcext:value-type="float">
            <text:p>0.6818181818</text:p>
          </table:table-cell>
          <table:table-cell table:formula="of:=[.C114]/[.C$152]" office:value-type="float" office:value="0.797101449275362" calcext:value-type="float">
            <text:p>0.7971014493</text:p>
          </table:table-cell>
          <table:table-cell table:formula="of:=[.D114]/[.D$152]" office:value-type="float" office:value="0.84" calcext:value-type="float">
            <text:p>0.8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.7" calcext:value-type="float">
            <text:p>5.7</text:p>
          </table:table-cell>
          <table:table-cell office:value-type="float" office:value="2.5" calcext:value-type="float">
            <text:p>2.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ris-virginica</text:p>
          </table:table-cell>
          <table:table-cell table:formula="of:=[.A115]/[.A$152]" office:value-type="float" office:value="0.721518987341772" calcext:value-type="float">
            <text:p>0.7215189873</text:p>
          </table:table-cell>
          <table:table-cell table:formula="of:=[.B115]/[.B$152]" office:value-type="float" office:value="0.568181818181818" calcext:value-type="float">
            <text:p>0.5681818182</text:p>
          </table:table-cell>
          <table:table-cell table:formula="of:=[.C115]/[.C$152]" office:value-type="float" office:value="0.72463768115942" calcext:value-type="float">
            <text:p>0.7246376812</text:p>
          </table:table-cell>
          <table:table-cell table:formula="of:=[.D115]/[.D$152]" office:value-type="float" office:value="0.8" calcext:value-type="float">
            <text:p>0.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.8" calcext:value-type="float">
            <text:p>5.8</text:p>
          </table:table-cell>
          <table:table-cell office:value-type="float" office:value="2.8" calcext:value-type="float">
            <text:p>2.8</text:p>
          </table:table-cell>
          <table:table-cell office:value-type="float" office:value="5.1" calcext:value-type="float">
            <text:p>5.1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Iris-virginica</text:p>
          </table:table-cell>
          <table:table-cell table:formula="of:=[.A116]/[.A$152]" office:value-type="float" office:value="0.734177215189873" calcext:value-type="float">
            <text:p>0.7341772152</text:p>
          </table:table-cell>
          <table:table-cell table:formula="of:=[.B116]/[.B$152]" office:value-type="float" office:value="0.636363636363636" calcext:value-type="float">
            <text:p>0.6363636364</text:p>
          </table:table-cell>
          <table:table-cell table:formula="of:=[.C116]/[.C$152]" office:value-type="float" office:value="0.739130434782609" calcext:value-type="float">
            <text:p>0.7391304348</text:p>
          </table:table-cell>
          <table:table-cell table:formula="of:=[.D116]/[.D$152]" office:value-type="float" office:value="0.96" calcext:value-type="float">
            <text:p>0.9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.4" calcext:value-type="float">
            <text:p>6.4</text:p>
          </table:table-cell>
          <table:table-cell office:value-type="float" office:value="3.2" calcext:value-type="float">
            <text:p>3.2</text:p>
          </table:table-cell>
          <table:table-cell office:value-type="float" office:value="5.3" calcext:value-type="float">
            <text:p>5.3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Iris-virginica</text:p>
          </table:table-cell>
          <table:table-cell table:formula="of:=[.A117]/[.A$152]" office:value-type="float" office:value="0.810126582278481" calcext:value-type="float">
            <text:p>0.8101265823</text:p>
          </table:table-cell>
          <table:table-cell table:formula="of:=[.B117]/[.B$152]" office:value-type="float" office:value="0.727272727272727" calcext:value-type="float">
            <text:p>0.7272727273</text:p>
          </table:table-cell>
          <table:table-cell table:formula="of:=[.C117]/[.C$152]" office:value-type="float" office:value="0.768115942028985" calcext:value-type="float">
            <text:p>0.768115942</text:p>
          </table:table-cell>
          <table:table-cell table:formula="of:=[.D117]/[.D$152]" office:value-type="float" office:value="0.92" calcext:value-type="float">
            <text:p>0.9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3" calcext:value-type="float">
            <text:p>3</text:p>
          </table:table-cell>
          <table:table-cell office:value-type="float" office:value="5.5" calcext:value-type="float">
            <text:p>5.5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Iris-virginica</text:p>
          </table:table-cell>
          <table:table-cell table:formula="of:=[.A118]/[.A$152]" office:value-type="float" office:value="0.822784810126582" calcext:value-type="float">
            <text:p>0.8227848101</text:p>
          </table:table-cell>
          <table:table-cell table:formula="of:=[.B118]/[.B$152]" office:value-type="float" office:value="0.681818181818182" calcext:value-type="float">
            <text:p>0.6818181818</text:p>
          </table:table-cell>
          <table:table-cell table:formula="of:=[.C118]/[.C$152]" office:value-type="float" office:value="0.797101449275362" calcext:value-type="float">
            <text:p>0.7971014493</text:p>
          </table:table-cell>
          <table:table-cell table:formula="of:=[.D118]/[.D$152]" office:value-type="float" office:value="0.72" calcext:value-type="float">
            <text:p>0.7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.7" calcext:value-type="float">
            <text:p>7.7</text:p>
          </table:table-cell>
          <table:table-cell office:value-type="float" office:value="3.8" calcext:value-type="float">
            <text:p>3.8</text:p>
          </table:table-cell>
          <table:table-cell office:value-type="float" office:value="6.7" calcext:value-type="float">
            <text:p>6.7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Iris-virginica</text:p>
          </table:table-cell>
          <table:table-cell table:formula="of:=[.A119]/[.A$152]" office:value-type="float" office:value="0.974683544303797" calcext:value-type="float">
            <text:p>0.9746835443</text:p>
          </table:table-cell>
          <table:table-cell table:formula="of:=[.B119]/[.B$152]" office:value-type="float" office:value="0.863636363636364" calcext:value-type="float">
            <text:p>0.8636363636</text:p>
          </table:table-cell>
          <table:table-cell table:formula="of:=[.C119]/[.C$152]" office:value-type="float" office:value="0.971014492753623" calcext:value-type="float">
            <text:p>0.9710144928</text:p>
          </table:table-cell>
          <table:table-cell table:formula="of:=[.D119]/[.D$152]" office:value-type="float" office:value="0.88" calcext:value-type="float">
            <text:p>0.8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.7" calcext:value-type="float">
            <text:p>7.7</text:p>
          </table:table-cell>
          <table:table-cell office:value-type="float" office:value="2.6" calcext:value-type="float">
            <text:p>2.6</text:p>
          </table:table-cell>
          <table:table-cell office:value-type="float" office:value="6.9" calcext:value-type="float">
            <text:p>6.9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Iris-virginica</text:p>
          </table:table-cell>
          <table:table-cell table:formula="of:=[.A120]/[.A$152]" office:value-type="float" office:value="0.974683544303797" calcext:value-type="float">
            <text:p>0.9746835443</text:p>
          </table:table-cell>
          <table:table-cell table:formula="of:=[.B120]/[.B$152]" office:value-type="float" office:value="0.590909090909091" calcext:value-type="float">
            <text:p>0.5909090909</text:p>
          </table:table-cell>
          <table:table-cell table:formula="of:=[.C120]/[.C$152]" office:value-type="float" office:value="1" calcext:value-type="float">
            <text:p>1</text:p>
          </table:table-cell>
          <table:table-cell table:formula="of:=[.D120]/[.D$152]" office:value-type="float" office:value="0.92" calcext:value-type="float">
            <text:p>0.9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.2" calcext:value-type="float">
            <text:p>2.2</text:p>
          </table:table-cell>
          <table:table-cell office:value-type="float" office:value="5" calcext:value-type="float">
            <text:p>5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Iris-virginica</text:p>
          </table:table-cell>
          <table:table-cell table:formula="of:=[.A121]/[.A$152]" office:value-type="float" office:value="0.759493670886076" calcext:value-type="float">
            <text:p>0.7594936709</text:p>
          </table:table-cell>
          <table:table-cell table:formula="of:=[.B121]/[.B$152]" office:value-type="float" office:value="0.5" calcext:value-type="float">
            <text:p>0.5</text:p>
          </table:table-cell>
          <table:table-cell table:formula="of:=[.C121]/[.C$152]" office:value-type="float" office:value="0.72463768115942" calcext:value-type="float">
            <text:p>0.7246376812</text:p>
          </table:table-cell>
          <table:table-cell table:formula="of:=[.D121]/[.D$152]" office:value-type="float" office:value="0.6" calcext:value-type="float">
            <text:p>0.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.9" calcext:value-type="float">
            <text:p>6.9</text:p>
          </table:table-cell>
          <table:table-cell office:value-type="float" office:value="3.2" calcext:value-type="float">
            <text:p>3.2</text:p>
          </table:table-cell>
          <table:table-cell office:value-type="float" office:value="5.7" calcext:value-type="float">
            <text:p>5.7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Iris-virginica</text:p>
          </table:table-cell>
          <table:table-cell table:formula="of:=[.A122]/[.A$152]" office:value-type="float" office:value="0.873417721518987" calcext:value-type="float">
            <text:p>0.8734177215</text:p>
          </table:table-cell>
          <table:table-cell table:formula="of:=[.B122]/[.B$152]" office:value-type="float" office:value="0.727272727272727" calcext:value-type="float">
            <text:p>0.7272727273</text:p>
          </table:table-cell>
          <table:table-cell table:formula="of:=[.C122]/[.C$152]" office:value-type="float" office:value="0.826086956521739" calcext:value-type="float">
            <text:p>0.8260869565</text:p>
          </table:table-cell>
          <table:table-cell table:formula="of:=[.D122]/[.D$152]" office:value-type="float" office:value="0.92" calcext:value-type="float">
            <text:p>0.9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.6" calcext:value-type="float">
            <text:p>5.6</text:p>
          </table:table-cell>
          <table:table-cell office:value-type="float" office:value="2.8" calcext:value-type="float">
            <text:p>2.8</text:p>
          </table:table-cell>
          <table:table-cell office:value-type="float" office:value="4.9" calcext:value-type="float">
            <text:p>4.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ris-virginica</text:p>
          </table:table-cell>
          <table:table-cell table:formula="of:=[.A123]/[.A$152]" office:value-type="float" office:value="0.708860759493671" calcext:value-type="float">
            <text:p>0.7088607595</text:p>
          </table:table-cell>
          <table:table-cell table:formula="of:=[.B123]/[.B$152]" office:value-type="float" office:value="0.636363636363636" calcext:value-type="float">
            <text:p>0.6363636364</text:p>
          </table:table-cell>
          <table:table-cell table:formula="of:=[.C123]/[.C$152]" office:value-type="float" office:value="0.710144927536232" calcext:value-type="float">
            <text:p>0.7101449275</text:p>
          </table:table-cell>
          <table:table-cell table:formula="of:=[.D123]/[.D$152]" office:value-type="float" office:value="0.8" calcext:value-type="float">
            <text:p>0.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.7" calcext:value-type="float">
            <text:p>7.7</text:p>
          </table:table-cell>
          <table:table-cell office:value-type="float" office:value="2.8" calcext:value-type="float">
            <text:p>2.8</text:p>
          </table:table-cell>
          <table:table-cell office:value-type="float" office:value="6.7" calcext:value-type="float">
            <text:p>6.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ris-virginica</text:p>
          </table:table-cell>
          <table:table-cell table:formula="of:=[.A124]/[.A$152]" office:value-type="float" office:value="0.974683544303797" calcext:value-type="float">
            <text:p>0.9746835443</text:p>
          </table:table-cell>
          <table:table-cell table:formula="of:=[.B124]/[.B$152]" office:value-type="float" office:value="0.636363636363636" calcext:value-type="float">
            <text:p>0.6363636364</text:p>
          </table:table-cell>
          <table:table-cell table:formula="of:=[.C124]/[.C$152]" office:value-type="float" office:value="0.971014492753623" calcext:value-type="float">
            <text:p>0.9710144928</text:p>
          </table:table-cell>
          <table:table-cell table:formula="of:=[.D124]/[.D$152]" office:value-type="float" office:value="0.8" calcext:value-type="float">
            <text:p>0.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.3" calcext:value-type="float">
            <text:p>6.3</text:p>
          </table:table-cell>
          <table:table-cell office:value-type="float" office:value="2.7" calcext:value-type="float">
            <text:p>2.7</text:p>
          </table:table-cell>
          <table:table-cell office:value-type="float" office:value="4.9" calcext:value-type="float">
            <text:p>4.9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Iris-virginica</text:p>
          </table:table-cell>
          <table:table-cell table:formula="of:=[.A125]/[.A$152]" office:value-type="float" office:value="0.79746835443038" calcext:value-type="float">
            <text:p>0.7974683544</text:p>
          </table:table-cell>
          <table:table-cell table:formula="of:=[.B125]/[.B$152]" office:value-type="float" office:value="0.613636363636364" calcext:value-type="float">
            <text:p>0.6136363636</text:p>
          </table:table-cell>
          <table:table-cell table:formula="of:=[.C125]/[.C$152]" office:value-type="float" office:value="0.710144927536232" calcext:value-type="float">
            <text:p>0.7101449275</text:p>
          </table:table-cell>
          <table:table-cell table:formula="of:=[.D125]/[.D$152]" office:value-type="float" office:value="0.72" calcext:value-type="float">
            <text:p>0.7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3.3" calcext:value-type="float">
            <text:p>3.3</text:p>
          </table:table-cell>
          <table:table-cell office:value-type="float" office:value="5.7" calcext:value-type="float">
            <text:p>5.7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Iris-virginica</text:p>
          </table:table-cell>
          <table:table-cell table:formula="of:=[.A126]/[.A$152]" office:value-type="float" office:value="0.848101265822785" calcext:value-type="float">
            <text:p>0.8481012658</text:p>
          </table:table-cell>
          <table:table-cell table:formula="of:=[.B126]/[.B$152]" office:value-type="float" office:value="0.75" calcext:value-type="float">
            <text:p>0.75</text:p>
          </table:table-cell>
          <table:table-cell table:formula="of:=[.C126]/[.C$152]" office:value-type="float" office:value="0.826086956521739" calcext:value-type="float">
            <text:p>0.8260869565</text:p>
          </table:table-cell>
          <table:table-cell table:formula="of:=[.D126]/[.D$152]" office:value-type="float" office:value="0.84" calcext:value-type="float">
            <text:p>0.8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.2" calcext:value-type="float">
            <text:p>7.2</text:p>
          </table:table-cell>
          <table:table-cell office:value-type="float" office:value="3.2" calcext:value-type="float">
            <text:p>3.2</text:p>
          </table:table-cell>
          <table:table-cell office:value-type="float" office:value="6" calcext:value-type="float">
            <text:p>6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Iris-virginica</text:p>
          </table:table-cell>
          <table:table-cell table:formula="of:=[.A127]/[.A$152]" office:value-type="float" office:value="0.911392405063291" calcext:value-type="float">
            <text:p>0.9113924051</text:p>
          </table:table-cell>
          <table:table-cell table:formula="of:=[.B127]/[.B$152]" office:value-type="float" office:value="0.727272727272727" calcext:value-type="float">
            <text:p>0.7272727273</text:p>
          </table:table-cell>
          <table:table-cell table:formula="of:=[.C127]/[.C$152]" office:value-type="float" office:value="0.869565217391304" calcext:value-type="float">
            <text:p>0.8695652174</text:p>
          </table:table-cell>
          <table:table-cell table:formula="of:=[.D127]/[.D$152]" office:value-type="float" office:value="0.72" calcext:value-type="float">
            <text:p>0.7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.2" calcext:value-type="float">
            <text:p>6.2</text:p>
          </table:table-cell>
          <table:table-cell office:value-type="float" office:value="2.8" calcext:value-type="float">
            <text:p>2.8</text:p>
          </table:table-cell>
          <table:table-cell office:value-type="float" office:value="4.8" calcext:value-type="float">
            <text:p>4.8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Iris-virginica</text:p>
          </table:table-cell>
          <table:table-cell table:formula="of:=[.A128]/[.A$152]" office:value-type="float" office:value="0.784810126582278" calcext:value-type="float">
            <text:p>0.7848101266</text:p>
          </table:table-cell>
          <table:table-cell table:formula="of:=[.B128]/[.B$152]" office:value-type="float" office:value="0.636363636363636" calcext:value-type="float">
            <text:p>0.6363636364</text:p>
          </table:table-cell>
          <table:table-cell table:formula="of:=[.C128]/[.C$152]" office:value-type="float" office:value="0.695652173913043" calcext:value-type="float">
            <text:p>0.6956521739</text:p>
          </table:table-cell>
          <table:table-cell table:formula="of:=[.D128]/[.D$152]" office:value-type="float" office:value="0.72" calcext:value-type="float">
            <text:p>0.7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3" calcext:value-type="float">
            <text:p>3</text:p>
          </table:table-cell>
          <table:table-cell office:value-type="float" office:value="4.9" calcext:value-type="float">
            <text:p>4.9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Iris-virginica</text:p>
          </table:table-cell>
          <table:table-cell table:formula="of:=[.A129]/[.A$152]" office:value-type="float" office:value="0.772151898734177" calcext:value-type="float">
            <text:p>0.7721518987</text:p>
          </table:table-cell>
          <table:table-cell table:formula="of:=[.B129]/[.B$152]" office:value-type="float" office:value="0.681818181818182" calcext:value-type="float">
            <text:p>0.6818181818</text:p>
          </table:table-cell>
          <table:table-cell table:formula="of:=[.C129]/[.C$152]" office:value-type="float" office:value="0.710144927536232" calcext:value-type="float">
            <text:p>0.7101449275</text:p>
          </table:table-cell>
          <table:table-cell table:formula="of:=[.D129]/[.D$152]" office:value-type="float" office:value="0.72" calcext:value-type="float">
            <text:p>0.7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.4" calcext:value-type="float">
            <text:p>6.4</text:p>
          </table:table-cell>
          <table:table-cell office:value-type="float" office:value="2.8" calcext:value-type="float">
            <text:p>2.8</text:p>
          </table:table-cell>
          <table:table-cell office:value-type="float" office:value="5.6" calcext:value-type="float">
            <text:p>5.6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Iris-virginica</text:p>
          </table:table-cell>
          <table:table-cell table:formula="of:=[.A130]/[.A$152]" office:value-type="float" office:value="0.810126582278481" calcext:value-type="float">
            <text:p>0.8101265823</text:p>
          </table:table-cell>
          <table:table-cell table:formula="of:=[.B130]/[.B$152]" office:value-type="float" office:value="0.636363636363636" calcext:value-type="float">
            <text:p>0.6363636364</text:p>
          </table:table-cell>
          <table:table-cell table:formula="of:=[.C130]/[.C$152]" office:value-type="float" office:value="0.811594202898551" calcext:value-type="float">
            <text:p>0.8115942029</text:p>
          </table:table-cell>
          <table:table-cell table:formula="of:=[.D130]/[.D$152]" office:value-type="float" office:value="0.84" calcext:value-type="float">
            <text:p>0.8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.2" calcext:value-type="float">
            <text:p>7.2</text:p>
          </table:table-cell>
          <table:table-cell office:value-type="float" office:value="3" calcext:value-type="float">
            <text:p>3</text:p>
          </table:table-cell>
          <table:table-cell office:value-type="float" office:value="5.8" calcext:value-type="float">
            <text:p>5.8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Iris-virginica</text:p>
          </table:table-cell>
          <table:table-cell table:formula="of:=[.A131]/[.A$152]" office:value-type="float" office:value="0.911392405063291" calcext:value-type="float">
            <text:p>0.9113924051</text:p>
          </table:table-cell>
          <table:table-cell table:formula="of:=[.B131]/[.B$152]" office:value-type="float" office:value="0.681818181818182" calcext:value-type="float">
            <text:p>0.6818181818</text:p>
          </table:table-cell>
          <table:table-cell table:formula="of:=[.C131]/[.C$152]" office:value-type="float" office:value="0.840579710144927" calcext:value-type="float">
            <text:p>0.8405797101</text:p>
          </table:table-cell>
          <table:table-cell table:formula="of:=[.D131]/[.D$152]" office:value-type="float" office:value="0.64" calcext:value-type="float">
            <text:p>0.6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.4" calcext:value-type="float">
            <text:p>7.4</text:p>
          </table:table-cell>
          <table:table-cell office:value-type="float" office:value="2.8" calcext:value-type="float">
            <text:p>2.8</text:p>
          </table:table-cell>
          <table:table-cell office:value-type="float" office:value="6.1" calcext:value-type="float">
            <text:p>6.1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Iris-virginica</text:p>
          </table:table-cell>
          <table:table-cell table:formula="of:=[.A132]/[.A$152]" office:value-type="float" office:value="0.936708860759494" calcext:value-type="float">
            <text:p>0.9367088608</text:p>
          </table:table-cell>
          <table:table-cell table:formula="of:=[.B132]/[.B$152]" office:value-type="float" office:value="0.636363636363636" calcext:value-type="float">
            <text:p>0.6363636364</text:p>
          </table:table-cell>
          <table:table-cell table:formula="of:=[.C132]/[.C$152]" office:value-type="float" office:value="0.884057971014493" calcext:value-type="float">
            <text:p>0.884057971</text:p>
          </table:table-cell>
          <table:table-cell table:formula="of:=[.D132]/[.D$152]" office:value-type="float" office:value="0.76" calcext:value-type="float">
            <text:p>0.7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.9" calcext:value-type="float">
            <text:p>7.9</text:p>
          </table:table-cell>
          <table:table-cell office:value-type="float" office:value="3.8" calcext:value-type="float">
            <text:p>3.8</text:p>
          </table:table-cell>
          <table:table-cell office:value-type="float" office:value="6.4" calcext:value-type="float">
            <text:p>6.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ris-virginica</text:p>
          </table:table-cell>
          <table:table-cell table:formula="of:=[.A133]/[.A$152]" office:value-type="float" office:value="1" calcext:value-type="float">
            <text:p>1</text:p>
          </table:table-cell>
          <table:table-cell table:formula="of:=[.B133]/[.B$152]" office:value-type="float" office:value="0.863636363636364" calcext:value-type="float">
            <text:p>0.8636363636</text:p>
          </table:table-cell>
          <table:table-cell table:formula="of:=[.C133]/[.C$152]" office:value-type="float" office:value="0.927536231884058" calcext:value-type="float">
            <text:p>0.9275362319</text:p>
          </table:table-cell>
          <table:table-cell table:formula="of:=[.D133]/[.D$152]" office:value-type="float" office:value="0.8" calcext:value-type="float">
            <text:p>0.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.4" calcext:value-type="float">
            <text:p>6.4</text:p>
          </table:table-cell>
          <table:table-cell office:value-type="float" office:value="2.8" calcext:value-type="float">
            <text:p>2.8</text:p>
          </table:table-cell>
          <table:table-cell office:value-type="float" office:value="5.6" calcext:value-type="float">
            <text:p>5.6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Iris-virginica</text:p>
          </table:table-cell>
          <table:table-cell table:formula="of:=[.A134]/[.A$152]" office:value-type="float" office:value="0.810126582278481" calcext:value-type="float">
            <text:p>0.8101265823</text:p>
          </table:table-cell>
          <table:table-cell table:formula="of:=[.B134]/[.B$152]" office:value-type="float" office:value="0.636363636363636" calcext:value-type="float">
            <text:p>0.6363636364</text:p>
          </table:table-cell>
          <table:table-cell table:formula="of:=[.C134]/[.C$152]" office:value-type="float" office:value="0.811594202898551" calcext:value-type="float">
            <text:p>0.8115942029</text:p>
          </table:table-cell>
          <table:table-cell table:formula="of:=[.D134]/[.D$152]" office:value-type="float" office:value="0.88" calcext:value-type="float">
            <text:p>0.8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.3" calcext:value-type="float">
            <text:p>6.3</text:p>
          </table:table-cell>
          <table:table-cell office:value-type="float" office:value="2.8" calcext:value-type="float">
            <text:p>2.8</text:p>
          </table:table-cell>
          <table:table-cell office:value-type="float" office:value="5.1" calcext:value-type="float">
            <text:p>5.1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Iris-virginica</text:p>
          </table:table-cell>
          <table:table-cell table:formula="of:=[.A135]/[.A$152]" office:value-type="float" office:value="0.79746835443038" calcext:value-type="float">
            <text:p>0.7974683544</text:p>
          </table:table-cell>
          <table:table-cell table:formula="of:=[.B135]/[.B$152]" office:value-type="float" office:value="0.636363636363636" calcext:value-type="float">
            <text:p>0.6363636364</text:p>
          </table:table-cell>
          <table:table-cell table:formula="of:=[.C135]/[.C$152]" office:value-type="float" office:value="0.739130434782609" calcext:value-type="float">
            <text:p>0.7391304348</text:p>
          </table:table-cell>
          <table:table-cell table:formula="of:=[.D135]/[.D$152]" office:value-type="float" office:value="0.6" calcext:value-type="float">
            <text:p>0.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2.6" calcext:value-type="float">
            <text:p>2.6</text:p>
          </table:table-cell>
          <table:table-cell office:value-type="float" office:value="5.6" calcext:value-type="float">
            <text:p>5.6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Iris-virginica</text:p>
          </table:table-cell>
          <table:table-cell table:formula="of:=[.A136]/[.A$152]" office:value-type="float" office:value="0.772151898734177" calcext:value-type="float">
            <text:p>0.7721518987</text:p>
          </table:table-cell>
          <table:table-cell table:formula="of:=[.B136]/[.B$152]" office:value-type="float" office:value="0.590909090909091" calcext:value-type="float">
            <text:p>0.5909090909</text:p>
          </table:table-cell>
          <table:table-cell table:formula="of:=[.C136]/[.C$152]" office:value-type="float" office:value="0.811594202898551" calcext:value-type="float">
            <text:p>0.8115942029</text:p>
          </table:table-cell>
          <table:table-cell table:formula="of:=[.D136]/[.D$152]" office:value-type="float" office:value="0.56" calcext:value-type="float">
            <text:p>0.5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.7" calcext:value-type="float">
            <text:p>7.7</text:p>
          </table:table-cell>
          <table:table-cell office:value-type="float" office:value="3" calcext:value-type="float">
            <text:p>3</text:p>
          </table:table-cell>
          <table:table-cell office:value-type="float" office:value="6.1" calcext:value-type="float">
            <text:p>6.1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Iris-virginica</text:p>
          </table:table-cell>
          <table:table-cell table:formula="of:=[.A137]/[.A$152]" office:value-type="float" office:value="0.974683544303797" calcext:value-type="float">
            <text:p>0.9746835443</text:p>
          </table:table-cell>
          <table:table-cell table:formula="of:=[.B137]/[.B$152]" office:value-type="float" office:value="0.681818181818182" calcext:value-type="float">
            <text:p>0.6818181818</text:p>
          </table:table-cell>
          <table:table-cell table:formula="of:=[.C137]/[.C$152]" office:value-type="float" office:value="0.884057971014493" calcext:value-type="float">
            <text:p>0.884057971</text:p>
          </table:table-cell>
          <table:table-cell table:formula="of:=[.D137]/[.D$152]" office:value-type="float" office:value="0.92" calcext:value-type="float">
            <text:p>0.9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.3" calcext:value-type="float">
            <text:p>6.3</text:p>
          </table:table-cell>
          <table:table-cell office:value-type="float" office:value="3.4" calcext:value-type="float">
            <text:p>3.4</text:p>
          </table:table-cell>
          <table:table-cell office:value-type="float" office:value="5.6" calcext:value-type="float">
            <text:p>5.6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Iris-virginica</text:p>
          </table:table-cell>
          <table:table-cell table:formula="of:=[.A138]/[.A$152]" office:value-type="float" office:value="0.79746835443038" calcext:value-type="float">
            <text:p>0.7974683544</text:p>
          </table:table-cell>
          <table:table-cell table:formula="of:=[.B138]/[.B$152]" office:value-type="float" office:value="0.772727272727273" calcext:value-type="float">
            <text:p>0.7727272727</text:p>
          </table:table-cell>
          <table:table-cell table:formula="of:=[.C138]/[.C$152]" office:value-type="float" office:value="0.811594202898551" calcext:value-type="float">
            <text:p>0.8115942029</text:p>
          </table:table-cell>
          <table:table-cell table:formula="of:=[.D138]/[.D$152]" office:value-type="float" office:value="0.96" calcext:value-type="float">
            <text:p>0.9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.4" calcext:value-type="float">
            <text:p>6.4</text:p>
          </table:table-cell>
          <table:table-cell office:value-type="float" office:value="3.1" calcext:value-type="float">
            <text:p>3.1</text:p>
          </table:table-cell>
          <table:table-cell office:value-type="float" office:value="5.5" calcext:value-type="float">
            <text:p>5.5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Iris-virginica</text:p>
          </table:table-cell>
          <table:table-cell table:formula="of:=[.A139]/[.A$152]" office:value-type="float" office:value="0.810126582278481" calcext:value-type="float">
            <text:p>0.8101265823</text:p>
          </table:table-cell>
          <table:table-cell table:formula="of:=[.B139]/[.B$152]" office:value-type="float" office:value="0.704545454545454" calcext:value-type="float">
            <text:p>0.7045454545</text:p>
          </table:table-cell>
          <table:table-cell table:formula="of:=[.C139]/[.C$152]" office:value-type="float" office:value="0.797101449275362" calcext:value-type="float">
            <text:p>0.7971014493</text:p>
          </table:table-cell>
          <table:table-cell table:formula="of:=[.D139]/[.D$152]" office:value-type="float" office:value="0.72" calcext:value-type="float">
            <text:p>0.7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.8" calcext:value-type="float">
            <text:p>4.8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Iris-virginica</text:p>
          </table:table-cell>
          <table:table-cell table:formula="of:=[.A140]/[.A$152]" office:value-type="float" office:value="0.759493670886076" calcext:value-type="float">
            <text:p>0.7594936709</text:p>
          </table:table-cell>
          <table:table-cell table:formula="of:=[.B140]/[.B$152]" office:value-type="float" office:value="0.681818181818182" calcext:value-type="float">
            <text:p>0.6818181818</text:p>
          </table:table-cell>
          <table:table-cell table:formula="of:=[.C140]/[.C$152]" office:value-type="float" office:value="0.695652173913043" calcext:value-type="float">
            <text:p>0.6956521739</text:p>
          </table:table-cell>
          <table:table-cell table:formula="of:=[.D140]/[.D$152]" office:value-type="float" office:value="0.72" calcext:value-type="float">
            <text:p>0.7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.9" calcext:value-type="float">
            <text:p>6.9</text:p>
          </table:table-cell>
          <table:table-cell office:value-type="float" office:value="3.1" calcext:value-type="float">
            <text:p>3.1</text:p>
          </table:table-cell>
          <table:table-cell office:value-type="float" office:value="5.4" calcext:value-type="float">
            <text:p>5.4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Iris-virginica</text:p>
          </table:table-cell>
          <table:table-cell table:formula="of:=[.A141]/[.A$152]" office:value-type="float" office:value="0.873417721518987" calcext:value-type="float">
            <text:p>0.8734177215</text:p>
          </table:table-cell>
          <table:table-cell table:formula="of:=[.B141]/[.B$152]" office:value-type="float" office:value="0.704545454545454" calcext:value-type="float">
            <text:p>0.7045454545</text:p>
          </table:table-cell>
          <table:table-cell table:formula="of:=[.C141]/[.C$152]" office:value-type="float" office:value="0.782608695652174" calcext:value-type="float">
            <text:p>0.7826086957</text:p>
          </table:table-cell>
          <table:table-cell table:formula="of:=[.D141]/[.D$152]" office:value-type="float" office:value="0.84" calcext:value-type="float">
            <text:p>0.8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3.1" calcext:value-type="float">
            <text:p>3.1</text:p>
          </table:table-cell>
          <table:table-cell office:value-type="float" office:value="5.6" calcext:value-type="float">
            <text:p>5.6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Iris-virginica</text:p>
          </table:table-cell>
          <table:table-cell table:formula="of:=[.A142]/[.A$152]" office:value-type="float" office:value="0.848101265822785" calcext:value-type="float">
            <text:p>0.8481012658</text:p>
          </table:table-cell>
          <table:table-cell table:formula="of:=[.B142]/[.B$152]" office:value-type="float" office:value="0.704545454545454" calcext:value-type="float">
            <text:p>0.7045454545</text:p>
          </table:table-cell>
          <table:table-cell table:formula="of:=[.C142]/[.C$152]" office:value-type="float" office:value="0.811594202898551" calcext:value-type="float">
            <text:p>0.8115942029</text:p>
          </table:table-cell>
          <table:table-cell table:formula="of:=[.D142]/[.D$152]" office:value-type="float" office:value="0.96" calcext:value-type="float">
            <text:p>0.9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.9" calcext:value-type="float">
            <text:p>6.9</text:p>
          </table:table-cell>
          <table:table-cell office:value-type="float" office:value="3.1" calcext:value-type="float">
            <text:p>3.1</text:p>
          </table:table-cell>
          <table:table-cell office:value-type="float" office:value="5.1" calcext:value-type="float">
            <text:p>5.1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Iris-virginica</text:p>
          </table:table-cell>
          <table:table-cell table:formula="of:=[.A143]/[.A$152]" office:value-type="float" office:value="0.873417721518987" calcext:value-type="float">
            <text:p>0.8734177215</text:p>
          </table:table-cell>
          <table:table-cell table:formula="of:=[.B143]/[.B$152]" office:value-type="float" office:value="0.704545454545454" calcext:value-type="float">
            <text:p>0.7045454545</text:p>
          </table:table-cell>
          <table:table-cell table:formula="of:=[.C143]/[.C$152]" office:value-type="float" office:value="0.739130434782609" calcext:value-type="float">
            <text:p>0.7391304348</text:p>
          </table:table-cell>
          <table:table-cell table:formula="of:=[.D143]/[.D$152]" office:value-type="float" office:value="0.92" calcext:value-type="float">
            <text:p>0.9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.8" calcext:value-type="float">
            <text:p>5.8</text:p>
          </table:table-cell>
          <table:table-cell office:value-type="float" office:value="2.7" calcext:value-type="float">
            <text:p>2.7</text:p>
          </table:table-cell>
          <table:table-cell office:value-type="float" office:value="5.1" calcext:value-type="float">
            <text:p>5.1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Iris-virginica</text:p>
          </table:table-cell>
          <table:table-cell table:formula="of:=[.A144]/[.A$152]" office:value-type="float" office:value="0.734177215189873" calcext:value-type="float">
            <text:p>0.7341772152</text:p>
          </table:table-cell>
          <table:table-cell table:formula="of:=[.B144]/[.B$152]" office:value-type="float" office:value="0.613636363636364" calcext:value-type="float">
            <text:p>0.6136363636</text:p>
          </table:table-cell>
          <table:table-cell table:formula="of:=[.C144]/[.C$152]" office:value-type="float" office:value="0.739130434782609" calcext:value-type="float">
            <text:p>0.7391304348</text:p>
          </table:table-cell>
          <table:table-cell table:formula="of:=[.D144]/[.D$152]" office:value-type="float" office:value="0.76" calcext:value-type="float">
            <text:p>0.7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.8" calcext:value-type="float">
            <text:p>6.8</text:p>
          </table:table-cell>
          <table:table-cell office:value-type="float" office:value="3.2" calcext:value-type="float">
            <text:p>3.2</text:p>
          </table:table-cell>
          <table:table-cell office:value-type="float" office:value="5.9" calcext:value-type="float">
            <text:p>5.9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Iris-virginica</text:p>
          </table:table-cell>
          <table:table-cell table:formula="of:=[.A145]/[.A$152]" office:value-type="float" office:value="0.860759493670886" calcext:value-type="float">
            <text:p>0.8607594937</text:p>
          </table:table-cell>
          <table:table-cell table:formula="of:=[.B145]/[.B$152]" office:value-type="float" office:value="0.727272727272727" calcext:value-type="float">
            <text:p>0.7272727273</text:p>
          </table:table-cell>
          <table:table-cell table:formula="of:=[.C145]/[.C$152]" office:value-type="float" office:value="0.855072463768116" calcext:value-type="float">
            <text:p>0.8550724638</text:p>
          </table:table-cell>
          <table:table-cell table:formula="of:=[.D145]/[.D$152]" office:value-type="float" office:value="0.92" calcext:value-type="float">
            <text:p>0.9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3.3" calcext:value-type="float">
            <text:p>3.3</text:p>
          </table:table-cell>
          <table:table-cell office:value-type="float" office:value="5.7" calcext:value-type="float">
            <text:p>5.7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Iris-virginica</text:p>
          </table:table-cell>
          <table:table-cell table:formula="of:=[.A146]/[.A$152]" office:value-type="float" office:value="0.848101265822785" calcext:value-type="float">
            <text:p>0.8481012658</text:p>
          </table:table-cell>
          <table:table-cell table:formula="of:=[.B146]/[.B$152]" office:value-type="float" office:value="0.75" calcext:value-type="float">
            <text:p>0.75</text:p>
          </table:table-cell>
          <table:table-cell table:formula="of:=[.C146]/[.C$152]" office:value-type="float" office:value="0.826086956521739" calcext:value-type="float">
            <text:p>0.8260869565</text:p>
          </table:table-cell>
          <table:table-cell table:formula="of:=[.D146]/[.D$152]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3" calcext:value-type="float">
            <text:p>3</text:p>
          </table:table-cell>
          <table:table-cell office:value-type="float" office:value="5.2" calcext:value-type="float">
            <text:p>5.2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Iris-virginica</text:p>
          </table:table-cell>
          <table:table-cell table:formula="of:=[.A147]/[.A$152]" office:value-type="float" office:value="0.848101265822785" calcext:value-type="float">
            <text:p>0.8481012658</text:p>
          </table:table-cell>
          <table:table-cell table:formula="of:=[.B147]/[.B$152]" office:value-type="float" office:value="0.681818181818182" calcext:value-type="float">
            <text:p>0.6818181818</text:p>
          </table:table-cell>
          <table:table-cell table:formula="of:=[.C147]/[.C$152]" office:value-type="float" office:value="0.753623188405797" calcext:value-type="float">
            <text:p>0.7536231884</text:p>
          </table:table-cell>
          <table:table-cell table:formula="of:=[.D147]/[.D$152]" office:value-type="float" office:value="0.92" calcext:value-type="float">
            <text:p>0.9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.3" calcext:value-type="float">
            <text:p>6.3</text:p>
          </table:table-cell>
          <table:table-cell office:value-type="float" office:value="2.5" calcext:value-type="float">
            <text:p>2.5</text:p>
          </table:table-cell>
          <table:table-cell office:value-type="float" office:value="5" calcext:value-type="float">
            <text:p>5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Iris-virginica</text:p>
          </table:table-cell>
          <table:table-cell table:formula="of:=[.A148]/[.A$152]" office:value-type="float" office:value="0.79746835443038" calcext:value-type="float">
            <text:p>0.7974683544</text:p>
          </table:table-cell>
          <table:table-cell table:formula="of:=[.B148]/[.B$152]" office:value-type="float" office:value="0.568181818181818" calcext:value-type="float">
            <text:p>0.5681818182</text:p>
          </table:table-cell>
          <table:table-cell table:formula="of:=[.C148]/[.C$152]" office:value-type="float" office:value="0.72463768115942" calcext:value-type="float">
            <text:p>0.7246376812</text:p>
          </table:table-cell>
          <table:table-cell table:formula="of:=[.D148]/[.D$152]" office:value-type="float" office:value="0.76" calcext:value-type="float">
            <text:p>0.7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3" calcext:value-type="float">
            <text:p>3</text:p>
          </table:table-cell>
          <table:table-cell office:value-type="float" office:value="5.2" calcext:value-type="float">
            <text:p>5.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ris-virginica</text:p>
          </table:table-cell>
          <table:table-cell table:formula="of:=[.A149]/[.A$152]" office:value-type="float" office:value="0.822784810126582" calcext:value-type="float">
            <text:p>0.8227848101</text:p>
          </table:table-cell>
          <table:table-cell table:formula="of:=[.B149]/[.B$152]" office:value-type="float" office:value="0.681818181818182" calcext:value-type="float">
            <text:p>0.6818181818</text:p>
          </table:table-cell>
          <table:table-cell table:formula="of:=[.C149]/[.C$152]" office:value-type="float" office:value="0.753623188405797" calcext:value-type="float">
            <text:p>0.7536231884</text:p>
          </table:table-cell>
          <table:table-cell table:formula="of:=[.D149]/[.D$152]" office:value-type="float" office:value="0.8" calcext:value-type="float">
            <text:p>0.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.2" calcext:value-type="float">
            <text:p>6.2</text:p>
          </table:table-cell>
          <table:table-cell office:value-type="float" office:value="3.4" calcext:value-type="float">
            <text:p>3.4</text:p>
          </table:table-cell>
          <table:table-cell office:value-type="float" office:value="5.4" calcext:value-type="float">
            <text:p>5.4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Iris-virginica</text:p>
          </table:table-cell>
          <table:table-cell table:formula="of:=[.A150]/[.A$152]" office:value-type="float" office:value="0.784810126582278" calcext:value-type="float">
            <text:p>0.7848101266</text:p>
          </table:table-cell>
          <table:table-cell table:formula="of:=[.B150]/[.B$152]" office:value-type="float" office:value="0.772727272727273" calcext:value-type="float">
            <text:p>0.7727272727</text:p>
          </table:table-cell>
          <table:table-cell table:formula="of:=[.C150]/[.C$152]" office:value-type="float" office:value="0.782608695652174" calcext:value-type="float">
            <text:p>0.7826086957</text:p>
          </table:table-cell>
          <table:table-cell table:formula="of:=[.D150]/[.D$152]" office:value-type="float" office:value="0.92" calcext:value-type="float">
            <text:p>0.9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.9" calcext:value-type="float">
            <text:p>5.9</text:p>
          </table:table-cell>
          <table:table-cell office:value-type="float" office:value="3" calcext:value-type="float">
            <text:p>3</text:p>
          </table:table-cell>
          <table:table-cell office:value-type="float" office:value="5.1" calcext:value-type="float">
            <text:p>5.1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Iris-virginica</text:p>
          </table:table-cell>
          <table:table-cell table:formula="of:=[.A151]/[.A$152]" office:value-type="float" office:value="0.746835443037975" calcext:value-type="float">
            <text:p>0.746835443</text:p>
          </table:table-cell>
          <table:table-cell table:formula="of:=[.B151]/[.B$152]" office:value-type="float" office:value="0.681818181818182" calcext:value-type="float">
            <text:p>0.6818181818</text:p>
          </table:table-cell>
          <table:table-cell table:formula="of:=[.C151]/[.C$152]" office:value-type="float" office:value="0.739130434782609" calcext:value-type="float">
            <text:p>0.7391304348</text:p>
          </table:table-cell>
          <table:table-cell table:formula="of:=[.D151]/[.D$152]" office:value-type="float" office:value="0.72" calcext:value-type="float">
            <text:p>0.7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MAX([.A2:.A151])" office:value-type="float" office:value="7.9" calcext:value-type="float">
            <text:p>7.9</text:p>
          </table:table-cell>
          <table:table-cell table:formula="of:=MAX([.B2:.B151])" office:value-type="float" office:value="4.4" calcext:value-type="float">
            <text:p>4.4</text:p>
          </table:table-cell>
          <table:table-cell table:formula="of:=MAX([.C2:.C151])" office:value-type="float" office:value="6.9" calcext:value-type="float">
            <text:p>6.9</text:p>
          </table:table-cell>
          <table:table-cell table:formula="of:=MAX([.D2:.D151])" office:value-type="float" office:value="2.5" calcext:value-type="float">
            <text:p>2.5</text:p>
          </table:table-cell>
          <table:table-cell table:number-columns-repeated="6"/>
        </table:table-row>
        <table:table-row table:style-name="ro1" table:number-rows-repeated="1048423">
          <table:table-cell table:number-columns-repeated="10"/>
        </table:table-row>
        <table:table-row table:style-name="ro2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19T12:12:33.593756314</meta:creation-date>
    <dc:date>2015-05-19T12:41:57.823554131</dc:date>
    <meta:editing-duration>PT14M14S</meta:editing-duration>
    <meta:editing-cycles>1</meta:editing-cycles>
    <meta:document-statistic meta:table-count="1" meta:cell-count="1514" meta:object-count="0"/>
    <meta:generator>LibreOffice/4.2.8.2$Linux_X86_64 LibreOffice_project/420m0$Build-2</meta:generator>
  </office:meta>
</office:document-meta>
</file>